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80458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3771000" table:style-name="ce5">
            <text:p>3.771.000</text:p>
          </table:table-cell>
          <table:table-cell office:value-type="float" office:value="557000" table:style-name="ce5">
            <text:p>557.000</text:p>
          </table:table-cell>
          <table:table-cell office:value-type="float" office:value="1293200" table:style-name="ce5">
            <text:p>1.293.200</text:p>
          </table:table-cell>
          <table:table-cell office:value-type="float" office:value="226900" table:style-name="ce5">
            <text:p>226.900</text:p>
          </table:table-cell>
          <table:table-cell office:value-type="float" office:value="5848100" table:style-name="ce6">
            <text:p>5.848.100</text:p>
          </table:table-cell>
          <table:table-cell office:value-type="float" office:value="5308273" table:style-name="ce6">
            <text:p>5.308.273</text:p>
          </table:table-cell>
          <table:table-cell office:value-type="percentage" office:value="0.90769189993331167" table:style-name="ce7">
            <text:p>90,8%</text:p>
          </table:table-cell>
          <table:table-cell office:value-type="float" office:value="3483300" table:style-name="ce5">
            <text:p>3.483.300</text:p>
          </table:table-cell>
          <table:table-cell office:value-type="float" office:value="1892650" table:style-name="ce5">
            <text:p>1.892.650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02315" table:style-name="ce5">
            <text:p>702.315</text:p>
          </table:table-cell>
          <table:table-cell office:value-type="float" office:value="101700" table:style-name="ce5">
            <text:p>101.700</text:p>
          </table:table-cell>
          <table:table-cell office:value-type="float" office:value="203200" table:style-name="ce5">
            <text:p>203.200</text:p>
          </table:table-cell>
          <table:table-cell office:value-type="float" office:value="35500" table:style-name="ce5">
            <text:p>35.500</text:p>
          </table:table-cell>
          <table:table-cell office:value-type="float" office:value="1042715" table:style-name="ce6">
            <text:p>1.042.715</text:p>
          </table:table-cell>
          <table:table-cell office:value-type="float" office:value="932021" table:style-name="ce6">
            <text:p>932.021</text:p>
          </table:table-cell>
          <table:table-cell office:value-type="percentage" office:value="0.89384059882134614" table:style-name="ce7">
            <text:p>89,4%</text:p>
          </table:table-cell>
          <table:table-cell office:value-type="float" office:value="616148" table:style-name="ce5">
            <text:p>616.148</text:p>
          </table:table-cell>
          <table:table-cell office:value-type="float" office:value="349172" table:style-name="ce5">
            <text:p>349.172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23345" table:style-name="ce5">
            <text:p>623.345</text:p>
          </table:table-cell>
          <table:table-cell office:value-type="float" office:value="86800" table:style-name="ce5">
            <text:p>86.800</text:p>
          </table:table-cell>
          <table:table-cell office:value-type="float" office:value="155800" table:style-name="ce5">
            <text:p>155.800</text:p>
          </table:table-cell>
          <table:table-cell office:value-type="float" office:value="27400" table:style-name="ce5">
            <text:p>27.400</text:p>
          </table:table-cell>
          <table:table-cell office:value-type="float" office:value="893345" table:style-name="ce6">
            <text:p>893.345</text:p>
          </table:table-cell>
          <table:table-cell office:value-type="float" office:value="845276" table:style-name="ce6">
            <text:p>845.276</text:p>
          </table:table-cell>
          <table:table-cell office:value-type="percentage" office:value="0.94619212062529034" table:style-name="ce7">
            <text:p>94,6%</text:p>
          </table:table-cell>
          <table:table-cell office:value-type="float" office:value="534219" table:style-name="ce5">
            <text:p>534.219</text:p>
          </table:table-cell>
          <table:table-cell office:value-type="float" office:value="331290" table:style-name="ce5">
            <text:p>331.290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480060" table:style-name="ce5">
            <text:p>480.060</text:p>
          </table:table-cell>
          <table:table-cell office:value-type="float" office:value="70000" table:style-name="ce5">
            <text:p>70.000</text:p>
          </table:table-cell>
          <table:table-cell office:value-type="float" office:value="178900" table:style-name="ce5">
            <text:p>178.900</text:p>
          </table:table-cell>
          <table:table-cell office:value-type="float" office:value="31400" table:style-name="ce5">
            <text:p>31.400</text:p>
          </table:table-cell>
          <table:table-cell office:value-type="float" office:value="760360" table:style-name="ce6">
            <text:p>760.360</text:p>
          </table:table-cell>
          <table:table-cell office:value-type="float" office:value="635488" table:style-name="ce6">
            <text:p>635.488</text:p>
          </table:table-cell>
          <table:table-cell office:value-type="percentage" office:value="0.83577252880214636" table:style-name="ce7">
            <text:p>83,6%</text:p>
          </table:table-cell>
          <table:table-cell office:value-type="float" office:value="442854" table:style-name="ce5">
            <text:p>442.854</text:p>
          </table:table-cell>
          <table:table-cell office:value-type="float" office:value="209959" table:style-name="ce5">
            <text:p>209.959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945330" table:style-name="ce5">
            <text:p>945.330</text:p>
          </table:table-cell>
          <table:table-cell office:value-type="float" office:value="118900" table:style-name="ce5">
            <text:p>118.900</text:p>
          </table:table-cell>
          <table:table-cell office:value-type="float" office:value="332500" table:style-name="ce5">
            <text:p>332.500</text:p>
          </table:table-cell>
          <table:table-cell office:value-type="float" office:value="58300" table:style-name="ce5">
            <text:p>58.300</text:p>
          </table:table-cell>
          <table:table-cell office:value-type="float" office:value="1455030" table:style-name="ce6">
            <text:p>1.455.030</text:p>
          </table:table-cell>
          <table:table-cell office:value-type="float" office:value="1227362" table:style-name="ce6">
            <text:p>1.227.362</text:p>
          </table:table-cell>
          <table:table-cell office:value-type="percentage" office:value="0.84353037394417985" table:style-name="ce7">
            <text:p>84,4%</text:p>
          </table:table-cell>
          <table:table-cell office:value-type="float" office:value="859182" table:style-name="ce5">
            <text:p>859.182</text:p>
          </table:table-cell>
          <table:table-cell office:value-type="float" office:value="426601" table:style-name="ce5">
            <text:p>426.601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11955" table:style-name="ce5">
            <text:p>311.955</text:p>
          </table:table-cell>
          <table:table-cell office:value-type="float" office:value="44500" table:style-name="ce5">
            <text:p>44.500</text:p>
          </table:table-cell>
          <table:table-cell office:value-type="float" office:value="89000" table:style-name="ce5">
            <text:p>89.000</text:p>
          </table:table-cell>
          <table:table-cell office:value-type="float" office:value="15550" table:style-name="ce5">
            <text:p>15.550</text:p>
          </table:table-cell>
          <table:table-cell office:value-type="float" office:value="461005" table:style-name="ce6">
            <text:p>461.005</text:p>
          </table:table-cell>
          <table:table-cell office:value-type="float" office:value="402529" table:style-name="ce6">
            <text:p>402.529</text:p>
          </table:table-cell>
          <table:table-cell office:value-type="percentage" office:value="0.87315538877018684" table:style-name="ce7">
            <text:p>87,3%</text:p>
          </table:table-cell>
          <table:table-cell office:value-type="float" office:value="267702" table:style-name="ce5">
            <text:p>267.702</text:p>
          </table:table-cell>
          <table:table-cell office:value-type="float" office:value="143516" table:style-name="ce5">
            <text:p>143.516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461045" table:style-name="ce5">
            <text:p>1.461.045</text:p>
          </table:table-cell>
          <table:table-cell office:value-type="float" office:value="211400" table:style-name="ce5">
            <text:p>211.400</text:p>
          </table:table-cell>
          <table:table-cell office:value-type="float" office:value="365900" table:style-name="ce5">
            <text:p>365.900</text:p>
          </table:table-cell>
          <table:table-cell office:value-type="float" office:value="64250" table:style-name="ce5">
            <text:p>64.250</text:p>
          </table:table-cell>
          <table:table-cell office:value-type="float" office:value="2102595" table:style-name="ce6">
            <text:p>2.102.595</text:p>
          </table:table-cell>
          <table:table-cell office:value-type="float" office:value="1820292" table:style-name="ce6">
            <text:p>1.820.292</text:p>
          </table:table-cell>
          <table:table-cell office:value-type="percentage" office:value="0.86573591205153633" table:style-name="ce7">
            <text:p>86,6%</text:p>
          </table:table-cell>
          <table:table-cell office:value-type="float" office:value="1141342" table:style-name="ce5">
            <text:p>1.141.342</text:p>
          </table:table-cell>
          <table:table-cell office:value-type="float" office:value="724724" table:style-name="ce5">
            <text:p>724.724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004895" table:style-name="ce5">
            <text:p>1.004.895</text:p>
          </table:table-cell>
          <table:table-cell office:value-type="float" office:value="147700" table:style-name="ce5">
            <text:p>147.700</text:p>
          </table:table-cell>
          <table:table-cell office:value-type="float" office:value="311600" table:style-name="ce5">
            <text:p>311.600</text:p>
          </table:table-cell>
          <table:table-cell office:value-type="float" office:value="54875" table:style-name="ce5">
            <text:p>54.875</text:p>
          </table:table-cell>
          <table:table-cell office:value-type="float" office:value="1519070" table:style-name="ce6">
            <text:p>1.519.070</text:p>
          </table:table-cell>
          <table:table-cell office:value-type="float" office:value="1319692" table:style-name="ce6">
            <text:p>1.319.692</text:p>
          </table:table-cell>
          <table:table-cell office:value-type="percentage" office:value="0.8687499588564056" table:style-name="ce7">
            <text:p>86,9%</text:p>
          </table:table-cell>
          <table:table-cell office:value-type="float" office:value="884295" table:style-name="ce5">
            <text:p>884.295</text:p>
          </table:table-cell>
          <table:table-cell office:value-type="float" office:value="473596" table:style-name="ce5">
            <text:p>473.596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3635810" table:style-name="ce5">
            <text:p>3.635.810</text:p>
          </table:table-cell>
          <table:table-cell office:value-type="float" office:value="538200" table:style-name="ce5">
            <text:p>538.200</text:p>
          </table:table-cell>
          <table:table-cell office:value-type="float" office:value="1188700" table:style-name="ce5">
            <text:p>1.188.700</text:p>
          </table:table-cell>
          <table:table-cell office:value-type="float" office:value="208550" table:style-name="ce5">
            <text:p>208.550</text:p>
          </table:table-cell>
          <table:table-cell office:value-type="float" office:value="5571260" table:style-name="ce6">
            <text:p>5.571.260</text:p>
          </table:table-cell>
          <table:table-cell office:value-type="float" office:value="4746749" table:style-name="ce6">
            <text:p>4.746.749</text:p>
          </table:table-cell>
          <table:table-cell office:value-type="percentage" office:value="0.85200636839781307" table:style-name="ce7">
            <text:p>85,2%</text:p>
          </table:table-cell>
          <table:table-cell office:value-type="float" office:value="3074319" table:style-name="ce5">
            <text:p>3.074.319</text:p>
          </table:table-cell>
          <table:table-cell office:value-type="float" office:value="1723764" table:style-name="ce5">
            <text:p>1.723.764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293390" table:style-name="ce5">
            <text:p>2.293.390</text:p>
          </table:table-cell>
          <table:table-cell office:value-type="float" office:value="338300" table:style-name="ce5">
            <text:p>338.300</text:p>
          </table:table-cell>
          <table:table-cell office:value-type="float" office:value="772600" table:style-name="ce5">
            <text:p>772.600</text:p>
          </table:table-cell>
          <table:table-cell office:value-type="float" office:value="135600" table:style-name="ce5">
            <text:p>135.600</text:p>
          </table:table-cell>
          <table:table-cell office:value-type="float" office:value="3539890" table:style-name="ce6">
            <text:p>3.539.890</text:p>
          </table:table-cell>
          <table:table-cell office:value-type="float" office:value="3027516" table:style-name="ce6">
            <text:p>3.027.516</text:p>
          </table:table-cell>
          <table:table-cell office:value-type="percentage" office:value="0.85525708425968039" table:style-name="ce7">
            <text:p>85,5%</text:p>
          </table:table-cell>
          <table:table-cell office:value-type="float" office:value="2021513" table:style-name="ce5">
            <text:p>2.021.513</text:p>
          </table:table-cell>
          <table:table-cell office:value-type="float" office:value="1096969" table:style-name="ce5">
            <text:p>1.096.969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568115" table:style-name="ce5">
            <text:p>568.115</text:p>
          </table:table-cell>
          <table:table-cell office:value-type="float" office:value="80500" table:style-name="ce5">
            <text:p>80.500</text:p>
          </table:table-cell>
          <table:table-cell office:value-type="float" office:value="162500" table:style-name="ce5">
            <text:p>162.500</text:p>
          </table:table-cell>
          <table:table-cell office:value-type="float" office:value="28500" table:style-name="ce5">
            <text:p>28.500</text:p>
          </table:table-cell>
          <table:table-cell office:value-type="float" office:value="839615" table:style-name="ce6">
            <text:p>839.615</text:p>
          </table:table-cell>
          <table:table-cell office:value-type="float" office:value="756792" table:style-name="ce6">
            <text:p>756.792</text:p>
          </table:table-cell>
          <table:table-cell office:value-type="percentage" office:value="0.90135597863306394" table:style-name="ce7">
            <text:p>90,1%</text:p>
          </table:table-cell>
          <table:table-cell office:value-type="float" office:value="497472" table:style-name="ce5">
            <text:p>497.472</text:p>
          </table:table-cell>
          <table:table-cell office:value-type="float" office:value="286035" table:style-name="ce5">
            <text:p>286.035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552705" table:style-name="ce5">
            <text:p>1.552.705</text:p>
          </table:table-cell>
          <table:table-cell office:value-type="float" office:value="217800" table:style-name="ce5">
            <text:p>217.800</text:p>
          </table:table-cell>
          <table:table-cell office:value-type="float" office:value="412900" table:style-name="ce5">
            <text:p>412.900</text:p>
          </table:table-cell>
          <table:table-cell office:value-type="float" office:value="72600" table:style-name="ce5">
            <text:p>72.600</text:p>
          </table:table-cell>
          <table:table-cell office:value-type="float" office:value="2256005" table:style-name="ce6">
            <text:p>2.256.005</text:p>
          </table:table-cell>
          <table:table-cell office:value-type="float" office:value="2092256" table:style-name="ce6">
            <text:p>2.092.256</text:p>
          </table:table-cell>
          <table:table-cell office:value-type="percentage" office:value="0.92741638427219797" table:style-name="ce7">
            <text:p>92,7%</text:p>
          </table:table-cell>
          <table:table-cell office:value-type="float" office:value="1346476" table:style-name="ce5">
            <text:p>1.346.476</text:p>
          </table:table-cell>
          <table:table-cell office:value-type="float" office:value="823396" table:style-name="ce5">
            <text:p>823.396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66205" table:style-name="ce5">
            <text:p>166.205</text:p>
          </table:table-cell>
          <table:table-cell office:value-type="float" office:value="23700" table:style-name="ce5">
            <text:p>23.700</text:p>
          </table:table-cell>
          <table:table-cell office:value-type="float" office:value="48700" table:style-name="ce5">
            <text:p>48.700</text:p>
          </table:table-cell>
          <table:table-cell office:value-type="float" office:value="8500" table:style-name="ce5">
            <text:p>8.500</text:p>
          </table:table-cell>
          <table:table-cell office:value-type="float" office:value="247105" table:style-name="ce6">
            <text:p>247.105</text:p>
          </table:table-cell>
          <table:table-cell office:value-type="float" office:value="220172" table:style-name="ce6">
            <text:p>220.172</text:p>
          </table:table-cell>
          <table:table-cell office:value-type="percentage" office:value="0.89100584771655778" table:style-name="ce7">
            <text:p>89,1%</text:p>
          </table:table-cell>
          <table:table-cell office:value-type="float" office:value="144233" table:style-name="ce5">
            <text:p>144.233</text:p>
          </table:table-cell>
          <table:table-cell office:value-type="float" office:value="84464" table:style-name="ce5">
            <text:p>84.464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038415" table:style-name="ce5">
            <text:p>3.038.415</text:p>
          </table:table-cell>
          <table:table-cell office:value-type="float" office:value="452200" table:style-name="ce5">
            <text:p>452.200</text:p>
          </table:table-cell>
          <table:table-cell office:value-type="float" office:value="1036100" table:style-name="ce5">
            <text:p>1.036.100</text:p>
          </table:table-cell>
          <table:table-cell office:value-type="float" office:value="181700" table:style-name="ce5">
            <text:p>181.700</text:p>
          </table:table-cell>
          <table:table-cell office:value-type="float" office:value="4708415" table:style-name="ce6">
            <text:p>4.708.415</text:p>
          </table:table-cell>
          <table:table-cell office:value-type="float" office:value="4056318" table:style-name="ce6">
            <text:p>4.056.318</text:p>
          </table:table-cell>
          <table:table-cell office:value-type="percentage" office:value="0.8615039243567103" table:style-name="ce7">
            <text:p>86,2%</text:p>
          </table:table-cell>
          <table:table-cell office:value-type="float" office:value="2705834" table:style-name="ce5">
            <text:p>2.705.834</text:p>
          </table:table-cell>
          <table:table-cell office:value-type="float" office:value="1513246" table:style-name="ce5">
            <text:p>1.513.246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657095" table:style-name="ce5">
            <text:p>657.095</text:p>
          </table:table-cell>
          <table:table-cell office:value-type="float" office:value="96900" table:style-name="ce5">
            <text:p>96.900</text:p>
          </table:table-cell>
          <table:table-cell office:value-type="float" office:value="230800" table:style-name="ce5">
            <text:p>230.800</text:p>
          </table:table-cell>
          <table:table-cell office:value-type="float" office:value="40500" table:style-name="ce5">
            <text:p>40.500</text:p>
          </table:table-cell>
          <table:table-cell office:value-type="float" office:value="1025295" table:style-name="ce6">
            <text:p>1.025.295</text:p>
          </table:table-cell>
          <table:table-cell office:value-type="float" office:value="867164" table:style-name="ce6">
            <text:p>867.164</text:p>
          </table:table-cell>
          <table:table-cell office:value-type="percentage" office:value="0.84577024173530546" table:style-name="ce7">
            <text:p>84,6%</text:p>
          </table:table-cell>
          <table:table-cell office:value-type="float" office:value="568102" table:style-name="ce5">
            <text:p>568.102</text:p>
          </table:table-cell>
          <table:table-cell office:value-type="float" office:value="323374" table:style-name="ce5">
            <text:p>323.374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22485" table:style-name="ce5">
            <text:p>322.485</text:p>
          </table:table-cell>
          <table:table-cell office:value-type="float" office:value="47400" table:style-name="ce5">
            <text:p>47.400</text:p>
          </table:table-cell>
          <table:table-cell office:value-type="float" office:value="101000" table:style-name="ce5">
            <text:p>101.000</text:p>
          </table:table-cell>
          <table:table-cell office:value-type="float" office:value="17750" table:style-name="ce5">
            <text:p>17.750</text:p>
          </table:table-cell>
          <table:table-cell office:value-type="float" office:value="488635" table:style-name="ce6">
            <text:p>488.635</text:p>
          </table:table-cell>
          <table:table-cell office:value-type="float" office:value="457698" table:style-name="ce6">
            <text:p>457.698</text:p>
          </table:table-cell>
          <table:table-cell office:value-type="percentage" office:value="0.93668689307970165" table:style-name="ce7">
            <text:p>93,7%</text:p>
          </table:table-cell>
          <table:table-cell office:value-type="float" office:value="303314" table:style-name="ce5">
            <text:p>303.314</text:p>
          </table:table-cell>
          <table:table-cell office:value-type="float" office:value="179435" table:style-name="ce5">
            <text:p>179.435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148760" table:style-name="ce5">
            <text:p>1.148.760</text:p>
          </table:table-cell>
          <table:table-cell office:value-type="float" office:value="165000" table:style-name="ce5">
            <text:p>165.000</text:p>
          </table:table-cell>
          <table:table-cell office:value-type="float" office:value="338200" table:style-name="ce5">
            <text:p>338.200</text:p>
          </table:table-cell>
          <table:table-cell office:value-type="float" office:value="59550" table:style-name="ce5">
            <text:p>59.550</text:p>
          </table:table-cell>
          <table:table-cell office:value-type="float" office:value="1711510" table:style-name="ce6">
            <text:p>1.711.510</text:p>
          </table:table-cell>
          <table:table-cell office:value-type="float" office:value="1576466" table:style-name="ce6">
            <text:p>1.576.466</text:p>
          </table:table-cell>
          <table:table-cell office:value-type="percentage" office:value="0.9210965755385595" table:style-name="ce7">
            <text:p>92,1%</text:p>
          </table:table-cell>
          <table:table-cell office:value-type="float" office:value="1021127" table:style-name="ce5">
            <text:p>1.021.127</text:p>
          </table:table-cell>
          <table:table-cell office:value-type="float" office:value="629813" table:style-name="ce5">
            <text:p>629.813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3570" table:style-name="ce5">
            <text:p>33.570</text:p>
          </table:table-cell>
          <table:table-cell office:value-type="float" office:value="4400" table:style-name="ce5">
            <text:p>4.400</text:p>
          </table:table-cell>
          <table:table-cell office:value-type="float" office:value="13500" table:style-name="ce5">
            <text:p>13.500</text:p>
          </table:table-cell>
          <table:table-cell office:value-type="float" office:value="2250" table:style-name="ce5">
            <text:p>2.250</text:p>
          </table:table-cell>
          <table:table-cell office:value-type="float" office:value="53720" table:style-name="ce6">
            <text:p>53.720</text:p>
          </table:table-cell>
          <table:table-cell office:value-type="float" office:value="48001" table:style-name="ce6">
            <text:p>48.001</text:p>
          </table:table-cell>
          <table:table-cell office:value-type="percentage" office:value="0.89354058078927778" table:style-name="ce7">
            <text:p>89,4%</text:p>
          </table:table-cell>
          <table:table-cell office:value-type="float" office:value="34308" table:style-name="ce5">
            <text:p>34.308</text:p>
          </table:table-cell>
          <table:table-cell office:value-type="float" office:value="16198" table:style-name="ce5">
            <text:p>16.198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3570" table:style-name="ce5">
            <text:p>33.570</text:p>
          </table:table-cell>
          <table:table-cell office:value-type="float" office:value="4300" table:style-name="ce5">
            <text:p>4.300</text:p>
          </table:table-cell>
          <table:table-cell office:value-type="float" office:value="13500" table:style-name="ce5">
            <text:p>13.500</text:p>
          </table:table-cell>
          <table:table-cell office:value-type="float" office:value="2250" table:style-name="ce5">
            <text:p>2.250</text:p>
          </table:table-cell>
          <table:table-cell office:value-type="float" office:value="53620" table:style-name="ce6">
            <text:p>53.620</text:p>
          </table:table-cell>
          <table:table-cell office:value-type="float" office:value="43829" table:style-name="ce6">
            <text:p>43.829</text:p>
          </table:table-cell>
          <table:table-cell office:value-type="percentage" office:value="0.81740022379709065" table:style-name="ce7">
            <text:p>81,7%</text:p>
          </table:table-cell>
          <table:table-cell office:value-type="float" office:value="29578" table:style-name="ce5">
            <text:p>29.578</text:p>
          </table:table-cell>
          <table:table-cell office:value-type="float" office:value="15570" table:style-name="ce5">
            <text:p>15.570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7690" table:style-name="ce5">
            <text:p>27.690</text:p>
          </table:table-cell>
          <table:table-cell office:value-type="float" office:value="12000" table:style-name="ce5">
            <text:p>12.000</text:p>
          </table:table-cell>
          <table:table-cell office:value-type="float" office:value="96100" table:style-name="ce5">
            <text:p>96.100</text:p>
          </table:table-cell>
          <table:table-cell office:value-type="float" office:value="1000" table:style-name="ce5">
            <text:p>1.000</text:p>
          </table:table-cell>
          <table:table-cell office:value-type="float" office:value="136790" table:style-name="ce6">
            <text:p>136.790</text:p>
          </table:table-cell>
          <table:table-cell office:value-type="float" office:value="88702" table:style-name="ce6">
            <text:p>88.702</text:p>
          </table:table-cell>
          <table:table-cell office:value-type="percentage" office:value="0.64845383434461579" table:style-name="ce7">
            <text:p>64,8%</text:p>
          </table:table-cell>
          <table:table-cell office:value-type="float" office:value="72590" table:style-name="ce5">
            <text:p>72.590</text:p>
          </table:table-cell>
          <table:table-cell office:value-type="float" office:value="16403" table:style-name="ce5">
            <text:p>16.403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5">
            <text:p>1.9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6">
            <text:p>1.900</text:p>
          </table:table-cell>
          <table:table-cell office:value-type="float" office:value="266" table:style-name="ce6">
            <text:p>266</text:p>
          </table:table-cell>
          <table:table-cell office:value-type="percentage" office:value="0.14000000000000001" table:style-name="ce7">
            <text:p>14,0%</text:p>
          </table:table-cell>
          <table:table-cell office:value-type="float" office:value="266" table:style-name="ce5">
            <text:p>266</text:p>
          </table:table-cell>
          <table:table-cell office:value-type="float" office:value="0" table:style-name="ce5">
            <text:p>0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2777755" table:style-name="ce11">
            <text:p>22.777.755</text:p>
          </table:table-cell>
          <table:table-cell office:value-type="float" office:value="3320600" table:style-name="ce12">
            <text:p>3.320.600</text:p>
          </table:table-cell>
          <table:table-cell office:value-type="float" office:value="7344700" table:style-name="ce13">
            <text:p>7.344.700</text:p>
          </table:table-cell>
          <table:table-cell office:value-type="float" office:value="1272925" table:style-name="ce14">
            <text:p>1.272.925</text:p>
          </table:table-cell>
          <table:table-cell office:value-type="float" office:value="34715980" table:style-name="ce15">
            <text:p>34.715.980</text:p>
          </table:table-cell>
          <table:table-cell office:value-type="float" office:value="30472862" table:style-name="ce15">
            <text:p>30.472.862</text:p>
          </table:table-cell>
          <table:table-cell office:value-type="percentage" office:value="0.87777622869929062" table:style-name="ce16">
            <text:p>87,8%</text:p>
          </table:table-cell>
          <table:table-cell office:value-type="float" office:value="20048174" table:style-name="ce15">
            <text:p>20.048.174</text:p>
          </table:table-cell>
          <table:table-cell office:value-type="float" office:value="11260175" table:style-name="ce15">
            <text:p>11.260.175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0" table:style-name="ro2">
          <table:table-cell table:number-columns-repeated="16384"/>
        </table:table-row>
      </table:table>
      <table:table table:name="Mayores_de_50_años" table:style-name="ta1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Población a vacunar mayor de 5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3245065" table:style-name="ce23">
            <text:p>3.245.065</text:p>
          </table:table-cell>
          <table:table-cell office:value-type="float" office:value="2938794" table:style-name="ce23">
            <text:p>2.938.794</text:p>
          </table:table-cell>
          <table:table-cell office:value-type="percentage" office:value="0.90561945600473337" table:style-name="ce24">
            <text:p>90,6%</text:p>
          </table:table-cell>
          <table:table-cell office:value-type="float" office:value="1577099" table:style-name="ce23">
            <text:p>1.577.099</text:p>
          </table:table-cell>
          <table:table-cell office:value-type="percentage" office:value="0.48599920186498574" table:style-name="ce24">
            <text:p>48,6%</text:p>
          </table:table-cell>
          <table:table-cell office:value-type="date" office:date-value="2021-06-07T00:00:00" table:style-name="ce25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572395" table:style-name="ce5">
            <text:p>572.395</text:p>
          </table:table-cell>
          <table:table-cell office:value-type="float" office:value="523358" table:style-name="ce5">
            <text:p>523.358</text:p>
          </table:table-cell>
          <table:table-cell office:value-type="percentage" office:value="0.91433013915215888" table:style-name="ce26">
            <text:p>91,4%</text:p>
          </table:table-cell>
          <table:table-cell office:value-type="float" office:value="300913" table:style-name="ce5">
            <text:p>300.913</text:p>
          </table:table-cell>
          <table:table-cell office:value-type="percentage" office:value="0.52570864525371463" table:style-name="ce26">
            <text:p>52,6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509372" table:style-name="ce5">
            <text:p>509.372</text:p>
          </table:table-cell>
          <table:table-cell office:value-type="float" office:value="474117" table:style-name="ce5">
            <text:p>474.117</text:p>
          </table:table-cell>
          <table:table-cell office:value-type="percentage" office:value="0.93078732242840201" table:style-name="ce26">
            <text:p>93,1%</text:p>
          </table:table-cell>
          <table:table-cell office:value-type="float" office:value="284871" table:style-name="ce5">
            <text:p>284.871</text:p>
          </table:table-cell>
          <table:table-cell office:value-type="percentage" office:value="0.55925924471702415" table:style-name="ce26">
            <text:p>55,9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413086" table:style-name="ce5">
            <text:p>413.086</text:p>
          </table:table-cell>
          <table:table-cell office:value-type="float" office:value="348489" table:style-name="ce5">
            <text:p>348.489</text:p>
          </table:table-cell>
          <table:table-cell office:value-type="percentage" office:value="0.84362336172128805" table:style-name="ce26">
            <text:p>84,4%</text:p>
          </table:table-cell>
          <table:table-cell office:value-type="float" office:value="173228" table:style-name="ce5">
            <text:p>173.228</text:p>
          </table:table-cell>
          <table:table-cell office:value-type="percentage" office:value="0.41935093418803832" table:style-name="ce26">
            <text:p>41,9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830371" table:style-name="ce5">
            <text:p>830.371</text:p>
          </table:table-cell>
          <table:table-cell office:value-type="float" office:value="689392" table:style-name="ce5">
            <text:p>689.392</text:p>
          </table:table-cell>
          <table:table-cell office:value-type="percentage" office:value="0.83022167199962427" table:style-name="ce26">
            <text:p>83,0%</text:p>
          </table:table-cell>
          <table:table-cell office:value-type="float" office:value="357025" table:style-name="ce5">
            <text:p>357.025</text:p>
          </table:table-cell>
          <table:table-cell office:value-type="percentage" office:value="0.42995841617782893" table:style-name="ce26">
            <text:p>43,0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261417" table:style-name="ce5">
            <text:p>261.417</text:p>
          </table:table-cell>
          <table:table-cell office:value-type="float" office:value="234106" table:style-name="ce5">
            <text:p>234.106</text:p>
          </table:table-cell>
          <table:table-cell office:value-type="percentage" office:value="0.89552706977740548" table:style-name="ce26">
            <text:p>89,6%</text:p>
          </table:table-cell>
          <table:table-cell office:value-type="float" office:value="126948" table:style-name="ce5">
            <text:p>126.948</text:p>
          </table:table-cell>
          <table:table-cell office:value-type="percentage" office:value="0.48561493705459097" table:style-name="ce26">
            <text:p>48,6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1168817" table:style-name="ce5">
            <text:p>1.168.817</text:p>
          </table:table-cell>
          <table:table-cell office:value-type="float" office:value="1028430" table:style-name="ce5">
            <text:p>1.028.430</text:p>
          </table:table-cell>
          <table:table-cell office:value-type="percentage" office:value="0.87988966621806497" table:style-name="ce26">
            <text:p>88,0%</text:p>
          </table:table-cell>
          <table:table-cell office:value-type="float" office:value="647883" table:style-name="ce5">
            <text:p>647.883</text:p>
          </table:table-cell>
          <table:table-cell office:value-type="percentage" office:value="0.55430661942801995" table:style-name="ce26">
            <text:p>55,4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820217" table:style-name="ce5">
            <text:p>820.217</text:p>
          </table:table-cell>
          <table:table-cell office:value-type="float" office:value="750649" table:style-name="ce5">
            <text:p>750.649</text:p>
          </table:table-cell>
          <table:table-cell office:value-type="percentage" office:value="0.91518342097274263" table:style-name="ce26">
            <text:p>91,5%</text:p>
          </table:table-cell>
          <table:table-cell office:value-type="float" office:value="418487" table:style-name="ce5">
            <text:p>418.487</text:p>
          </table:table-cell>
          <table:table-cell office:value-type="percentage" office:value="0.510214979694398" table:style-name="ce26">
            <text:p>51,0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3011852" table:style-name="ce5">
            <text:p>3.011.852</text:p>
          </table:table-cell>
          <table:table-cell office:value-type="float" office:value="2594167" table:style-name="ce5">
            <text:p>2.594.167</text:p>
          </table:table-cell>
          <table:table-cell office:value-type="percentage" office:value="0.86131954691000756" table:style-name="ce26">
            <text:p>86,1%</text:p>
          </table:table-cell>
          <table:table-cell office:value-type="float" office:value="1417302" table:style-name="ce5">
            <text:p>1.417.302</text:p>
          </table:table-cell>
          <table:table-cell office:value-type="percentage" office:value="0.47057491536768736" table:style-name="ce26">
            <text:p>47,1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047455" table:style-name="ce5">
            <text:p>2.047.455</text:p>
          </table:table-cell>
          <table:table-cell office:value-type="float" office:value="1776324" table:style-name="ce5">
            <text:p>1.776.324</text:p>
          </table:table-cell>
          <table:table-cell office:value-type="percentage" office:value="0.86757657677458111" table:style-name="ce26">
            <text:p>86,8%</text:p>
          </table:table-cell>
          <table:table-cell office:value-type="float" office:value="992675" table:style-name="ce5">
            <text:p>992.675</text:p>
          </table:table-cell>
          <table:table-cell office:value-type="percentage" office:value="0.48483361050670221" table:style-name="ce26">
            <text:p>48,5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462394" table:style-name="ce5">
            <text:p>462.394</text:p>
          </table:table-cell>
          <table:table-cell office:value-type="float" office:value="439464" table:style-name="ce5">
            <text:p>439.464</text:p>
          </table:table-cell>
          <table:table-cell office:value-type="percentage" office:value="0.95041025618844532" table:style-name="ce26">
            <text:p>95,0%</text:p>
          </table:table-cell>
          <table:table-cell office:value-type="float" office:value="257185" table:style-name="ce5">
            <text:p>257.185</text:p>
          </table:table-cell>
          <table:table-cell office:value-type="percentage" office:value="0.55620315142497523" table:style-name="ce26">
            <text:p>55,6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1276880" table:style-name="ce5">
            <text:p>1.276.880</text:p>
          </table:table-cell>
          <table:table-cell office:value-type="float" office:value="1225245" table:style-name="ce5">
            <text:p>1.225.245</text:p>
          </table:table-cell>
          <table:table-cell office:value-type="percentage" office:value="0.95956158761982335" table:style-name="ce26">
            <text:p>96,0%</text:p>
          </table:table-cell>
          <table:table-cell office:value-type="float" office:value="756083" table:style-name="ce5">
            <text:p>756.083</text:p>
          </table:table-cell>
          <table:table-cell office:value-type="percentage" office:value="0.5921331683478479" table:style-name="ce26">
            <text:p>59,2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135714" table:style-name="ce5">
            <text:p>135.714</text:p>
          </table:table-cell>
          <table:table-cell office:value-type="float" office:value="127153" table:style-name="ce5">
            <text:p>127.153</text:p>
          </table:table-cell>
          <table:table-cell office:value-type="percentage" office:value="0.93691881456592541" table:style-name="ce26">
            <text:p>93,7%</text:p>
          </table:table-cell>
          <table:table-cell office:value-type="float" office:value="77051" table:style-name="ce5">
            <text:p>77.051</text:p>
          </table:table-cell>
          <table:table-cell office:value-type="percentage" office:value="0.56774540577980159" table:style-name="ce26">
            <text:p>56,8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2566309" table:style-name="ce5">
            <text:p>2.566.309</text:p>
          </table:table-cell>
          <table:table-cell office:value-type="float" office:value="2323139" table:style-name="ce5">
            <text:p>2.323.139</text:p>
          </table:table-cell>
          <table:table-cell office:value-type="percentage" office:value="0.90524523742074703" table:style-name="ce26">
            <text:p>90,5%</text:p>
          </table:table-cell>
          <table:table-cell office:value-type="float" office:value="1281039" table:style-name="ce5">
            <text:p>1.281.039</text:p>
          </table:table-cell>
          <table:table-cell office:value-type="percentage" office:value="0.49917566434907096" table:style-name="ce26">
            <text:p>49,9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532835" table:style-name="ce5">
            <text:p>532.835</text:p>
          </table:table-cell>
          <table:table-cell office:value-type="float" office:value="472076" table:style-name="ce5">
            <text:p>472.076</text:p>
          </table:table-cell>
          <table:table-cell office:value-type="percentage" office:value="0.88597032852571622" table:style-name="ce26">
            <text:p>88,6%</text:p>
          </table:table-cell>
          <table:table-cell office:value-type="float" office:value="256408" table:style-name="ce5">
            <text:p>256.408</text:p>
          </table:table-cell>
          <table:table-cell office:value-type="percentage" office:value="0.48121463492450761" table:style-name="ce26">
            <text:p>48,1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267496" table:style-name="ce5">
            <text:p>267.496</text:p>
          </table:table-cell>
          <table:table-cell office:value-type="float" office:value="255984" table:style-name="ce5">
            <text:p>255.984</text:p>
          </table:table-cell>
          <table:table-cell office:value-type="percentage" office:value="0.95696384244998056" table:style-name="ce26">
            <text:p>95,7%</text:p>
          </table:table-cell>
          <table:table-cell office:value-type="float" office:value="151861" table:style-name="ce5">
            <text:p>151.861</text:p>
          </table:table-cell>
          <table:table-cell office:value-type="percentage" office:value="0.56771316206597477" table:style-name="ce26">
            <text:p>56,8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991127" table:style-name="ce5">
            <text:p>991.127</text:p>
          </table:table-cell>
          <table:table-cell office:value-type="float" office:value="903505" table:style-name="ce5">
            <text:p>903.505</text:p>
          </table:table-cell>
          <table:table-cell office:value-type="percentage" office:value="0.91159356974434158" table:style-name="ce26">
            <text:p>91,2%</text:p>
          </table:table-cell>
          <table:table-cell office:value-type="float" office:value="546111" table:style-name="ce5">
            <text:p>546.111</text:p>
          </table:table-cell>
          <table:table-cell office:value-type="percentage" office:value="0.55100002320590602" table:style-name="ce26">
            <text:p>55,1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26336" table:style-name="ce5">
            <text:p>26.336</text:p>
          </table:table-cell>
          <table:table-cell office:value-type="float" office:value="22624" table:style-name="ce5">
            <text:p>22.624</text:p>
          </table:table-cell>
          <table:table-cell office:value-type="percentage" office:value="0.8590522478736331" table:style-name="ce26">
            <text:p>85,9%</text:p>
          </table:table-cell>
          <table:table-cell office:value-type="float" office:value="12113" table:style-name="ce5">
            <text:p>12.113</text:p>
          </table:table-cell>
          <table:table-cell office:value-type="percentage" office:value="0.45994076549210205" table:style-name="ce26">
            <text:p>46,0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25223" table:style-name="ce5">
            <text:p>25.223</text:p>
          </table:table-cell>
          <table:table-cell office:value-type="float" office:value="19583" table:style-name="ce5">
            <text:p>19.583</text:p>
          </table:table-cell>
          <table:table-cell office:value-type="percentage" office:value="0.7763945605201602" table:style-name="ce26">
            <text:p>77,6%</text:p>
          </table:table-cell>
          <table:table-cell office:value-type="float" office:value="11833" table:style-name="ce5">
            <text:p>11.833</text:p>
          </table:table-cell>
          <table:table-cell office:value-type="percentage" office:value="0.4691353130079689" table:style-name="ce26">
            <text:p>46,9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11815" table:style-name="ce5">
            <text:p>11.815</text:p>
          </table:table-cell>
          <table:table-cell office:value-type="string" table:style-name="ce26">
            <text:p>-</text:p>
          </table:table-cell>
          <table:table-cell office:value-type="float" office:value="2796" table:style-name="ce5">
            <text:p>2.796</text:p>
          </table:table-cell>
          <table:table-cell office:value-type="string" table:style-name="ce26">
            <text:p>-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31" table:style-name="ce5">
            <text:p>31</text:p>
          </table:table-cell>
          <table:table-cell office:value-type="string" table:style-name="ce26">
            <text:p>-</text:p>
          </table:table-cell>
          <table:table-cell office:value-type="float" office:value="2797" table:style-name="ce5">
            <text:p>2.797</text:p>
          </table:table-cell>
          <table:table-cell office:value-type="string" table:style-name="ce26">
            <text:p>-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9164361" table:style-name="ce15">
            <text:p>19.164.361</text:p>
          </table:table-cell>
          <table:table-cell office:value-type="float" office:value="17158445" table:style-name="ce15">
            <text:p>17.158.445</text:p>
          </table:table-cell>
          <table:table-cell office:value-type="percentage" office:value="0.89533092180845475" table:style-name="ce16">
            <text:p>89,5%</text:p>
          </table:table-cell>
          <table:table-cell office:value-type="float" office:value="9649240" table:style-name="ce15">
            <text:p>9.649.240</text:p>
          </table:table-cell>
          <table:table-cell office:value-type="percentage" office:value="0.50349917745757344" table:style-name="ce16">
            <text:p>50,3%</text:p>
          </table:table-cell>
          <table:table-cell table:style-name="ce27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4">
          <table:table-cell table:number-columns-repeated="16384"/>
        </table:table-row>
      </table:table>
      <table:table table:name="Etarios_con_al_menos_1_dosis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5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250" table:style-name="ce35">
            <text:p>430.250</text:p>
          </table:table-cell>
          <table:table-cell office:value-type="percentage" office:value="1" table:style-name="ce36">
            <text:p>100,0%</text:p>
          </table:table-cell>
          <table:table-cell office:value-type="float" office:value="640982" table:style-name="ce35">
            <text:p>640.982</text:p>
          </table:table-cell>
          <table:table-cell office:value-type="percentage" office:value="0.98554847081941199" table:style-name="ce36">
            <text:p>98,6%</text:p>
          </table:table-cell>
          <table:table-cell office:value-type="float" office:value="839807" table:style-name="ce35">
            <text:p>839.807</text:p>
          </table:table-cell>
          <table:table-cell office:value-type="percentage" office:value="0.91667276103070794" table:style-name="ce36">
            <text:p>91,7%</text:p>
          </table:table-cell>
          <table:table-cell office:value-type="float" office:value="1027755" table:style-name="ce35">
            <text:p>1.027.755</text:p>
          </table:table-cell>
          <table:table-cell office:value-type="percentage" office:value="0.81244105829073199" table:style-name="ce36">
            <text:p>81,2%</text:p>
          </table:table-cell>
          <table:table-cell office:value-type="float" office:value="307691" table:style-name="ce35">
            <text:p>307.691</text:p>
          </table:table-cell>
          <table:table-cell office:value-type="percentage" office:value="0.22214128223380891" table:style-name="ce36">
            <text:p>22,2%</text:p>
          </table:table-cell>
          <table:table-cell office:value-type="float" office:value="195106" table:style-name="ce35">
            <text:p>195.106</text:p>
          </table:table-cell>
          <table:table-cell office:value-type="percentage" office:value="0.12011941386483872" table:style-name="ce36">
            <text:p>12,0%</text:p>
          </table:table-cell>
          <table:table-cell office:value-type="float" office:value="41128" table:style-name="ce35">
            <text:p>41.128</text:p>
          </table:table-cell>
          <table:table-cell office:value-type="percentage" office:value="6.5715847029460928E-2" table:style-name="ce36">
            <text:p>6,6%</text:p>
          </table:table-cell>
          <table:table-cell office:value-type="float" office:value="581" table:style-name="ce35">
            <text:p>581</text:p>
          </table:table-cell>
          <table:table-cell office:value-type="percentage" office:value="3.1936939660621917E-3" table:style-name="ce36">
            <text:p>0,3%</text:p>
          </table:table-cell>
          <table:table-cell office:value-type="float" office:value="3483300" table:style-name="ce35">
            <text:p>3.483.300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4932306629664101" table:style-name="ce36">
            <text:p>49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498" table:style-name="ce38">
            <text:p>100.498</text:p>
          </table:table-cell>
          <table:table-cell office:value-type="percentage" office:value="1" table:style-name="ce39">
            <text:p>100,0%</text:p>
          </table:table-cell>
          <table:table-cell office:value-type="float" office:value="117362" table:style-name="ce38">
            <text:p>117.362</text:p>
          </table:table-cell>
          <table:table-cell office:value-type="percentage" office:value="0.98660838132066753" table:style-name="ce39">
            <text:p>98,7%</text:p>
          </table:table-cell>
          <table:table-cell office:value-type="float" office:value="147173" table:style-name="ce38">
            <text:p>147.173</text:p>
          </table:table-cell>
          <table:table-cell office:value-type="percentage" office:value="0.94120242762219652" table:style-name="ce39">
            <text:p>94,1%</text:p>
          </table:table-cell>
          <table:table-cell office:value-type="float" office:value="158325" table:style-name="ce38">
            <text:p>158.325</text:p>
          </table:table-cell>
          <table:table-cell office:value-type="percentage" office:value="0.79854841475593397" table:style-name="ce39">
            <text:p>79,9%</text:p>
          </table:table-cell>
          <table:table-cell office:value-type="float" office:value="50626" table:style-name="ce38">
            <text:p>50.626</text:p>
          </table:table-cell>
          <table:table-cell office:value-type="percentage" office:value="0.23553221086520612" table:style-name="ce39">
            <text:p>23,6%</text:p>
          </table:table-cell>
          <table:table-cell office:value-type="float" office:value="34360" table:style-name="ce38">
            <text:p>34.360</text:p>
          </table:table-cell>
          <table:table-cell office:value-type="percentage" office:value="0.14865449511118803" table:style-name="ce39">
            <text:p>14,9%</text:p>
          </table:table-cell>
          <table:table-cell office:value-type="float" office:value="7732" table:style-name="ce38">
            <text:p>7.732</text:p>
          </table:table-cell>
          <table:table-cell office:value-type="percentage" office:value="8.6701054047992818E-2" table:style-name="ce39">
            <text:p>8,7%</text:p>
          </table:table-cell>
          <table:table-cell office:value-type="float" office:value="72" table:style-name="ce38">
            <text:p>72</text:p>
          </table:table-cell>
          <table:table-cell office:value-type="percentage" office:value="2.8678403568868E-3" table:style-name="ce39">
            <text:p>0,3%</text:p>
          </table:table-cell>
          <table:table-cell office:value-type="float" office:value="616148" table:style-name="ce38">
            <text:p>616.148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54393324646616592" table:style-name="ce39">
            <text:p>54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223" table:style-name="ce38">
            <text:p>88.223</text:p>
          </table:table-cell>
          <table:table-cell office:value-type="percentage" office:value="1" table:style-name="ce39">
            <text:p>100,0%</text:p>
          </table:table-cell>
          <table:table-cell office:value-type="float" office:value="112871" table:style-name="ce38">
            <text:p>112.871</text:p>
          </table:table-cell>
          <table:table-cell office:value-type="percentage" office:value="1" table:style-name="ce39">
            <text:p>100,0%</text:p>
          </table:table-cell>
          <table:table-cell office:value-type="float" office:value="139479" table:style-name="ce38">
            <text:p>139.479</text:p>
          </table:table-cell>
          <table:table-cell office:value-type="percentage" office:value="0.93202229171678297" table:style-name="ce39">
            <text:p>93,2%</text:p>
          </table:table-cell>
          <table:table-cell office:value-type="float" office:value="133544" table:style-name="ce38">
            <text:p>133.544</text:p>
          </table:table-cell>
          <table:table-cell office:value-type="percentage" office:value="0.82107657782286581" table:style-name="ce39">
            <text:p>82,1%</text:p>
          </table:table-cell>
          <table:table-cell office:value-type="float" office:value="34399" table:style-name="ce38">
            <text:p>34.399</text:p>
          </table:table-cell>
          <table:table-cell office:value-type="percentage" office:value="0.205990670267616" table:style-name="ce39">
            <text:p>20,6%</text:p>
          </table:table-cell>
          <table:table-cell office:value-type="float" office:value="20936" table:style-name="ce38">
            <text:p>20.936</text:p>
          </table:table-cell>
          <table:table-cell office:value-type="percentage" office:value="0.13498214078477389" table:style-name="ce39">
            <text:p>13,5%</text:p>
          </table:table-cell>
          <table:table-cell office:value-type="float" office:value="4713" table:style-name="ce38">
            <text:p>4.713</text:p>
          </table:table-cell>
          <table:table-cell office:value-type="percentage" office:value="8.6989423946547559E-2" table:style-name="ce39">
            <text:p>8,7%</text:p>
          </table:table-cell>
          <table:table-cell office:value-type="float" office:value="54" table:style-name="ce38">
            <text:p>54</text:p>
          </table:table-cell>
          <table:table-cell office:value-type="percentage" office:value="3.4697680395810574E-3" table:style-name="ce39">
            <text:p>0,3%</text:p>
          </table:table-cell>
          <table:table-cell office:value-type="float" office:value="534219" table:style-name="ce38">
            <text:p>534.219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59278036504295895" table:style-name="ce39">
            <text:p>59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529" table:style-name="ce38">
            <text:p>50.529</text:p>
          </table:table-cell>
          <table:table-cell office:value-type="percentage" office:value="1" table:style-name="ce39">
            <text:p>100,0%</text:p>
          </table:table-cell>
          <table:table-cell office:value-type="float" office:value="76750" table:style-name="ce38">
            <text:p>76.750</text:p>
          </table:table-cell>
          <table:table-cell office:value-type="percentage" office:value="0.9532266878632818" table:style-name="ce39">
            <text:p>95,3%</text:p>
          </table:table-cell>
          <table:table-cell office:value-type="float" office:value="97612" table:style-name="ce38">
            <text:p>97.612</text:p>
          </table:table-cell>
          <table:table-cell office:value-type="percentage" office:value="0.83264665489503631" table:style-name="ce39">
            <text:p>83,3%</text:p>
          </table:table-cell>
          <table:table-cell office:value-type="float" office:value="123598" table:style-name="ce38">
            <text:p>123.598</text:p>
          </table:table-cell>
          <table:table-cell office:value-type="percentage" office:value="0.74547790370151445" table:style-name="ce39">
            <text:p>74,5%</text:p>
          </table:table-cell>
          <table:table-cell office:value-type="float" office:value="62148" table:style-name="ce38">
            <text:p>62.148</text:p>
          </table:table-cell>
          <table:table-cell office:value-type="percentage" office:value="0.30143763459635642" table:style-name="ce39">
            <text:p>30,1%</text:p>
          </table:table-cell>
          <table:table-cell office:value-type="float" office:value="27542" table:style-name="ce38">
            <text:p>27.542</text:p>
          </table:table-cell>
          <table:table-cell office:value-type="percentage" office:value="0.10680078485508876" table:style-name="ce39">
            <text:p>10,7%</text:p>
          </table:table-cell>
          <table:table-cell office:value-type="float" office:value="4630" table:style-name="ce38">
            <text:p>4.630</text:p>
          </table:table-cell>
          <table:table-cell office:value-type="percentage" office:value="5.3938186605156167E-2" table:style-name="ce39">
            <text:p>5,4%</text:p>
          </table:table-cell>
          <table:table-cell office:value-type="float" office:value="45" table:style-name="ce38">
            <text:p>45</text:p>
          </table:table-cell>
          <table:table-cell office:value-type="percentage" office:value="1.9313304721030042E-3" table:style-name="ce39">
            <text:p>0,2%</text:p>
          </table:table-cell>
          <table:table-cell office:value-type="float" office:value="442854" table:style-name="ce38">
            <text:p>442.854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44901493390815378" table:style-name="ce39">
            <text:p>44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0913" table:style-name="ce38">
            <text:p>90.913</text:p>
          </table:table-cell>
          <table:table-cell office:value-type="percentage" office:value="1" table:style-name="ce39">
            <text:p>100,0%</text:p>
          </table:table-cell>
          <table:table-cell office:value-type="float" office:value="146210" table:style-name="ce38">
            <text:p>146.210</text:p>
          </table:table-cell>
          <table:table-cell office:value-type="percentage" office:value="0.9461531990344979" table:style-name="ce39">
            <text:p>94,6%</text:p>
          </table:table-cell>
          <table:table-cell office:value-type="float" office:value="204528" table:style-name="ce38">
            <text:p>204.528</text:p>
          </table:table-cell>
          <table:table-cell office:value-type="percentage" office:value="0.86999132254606704" table:style-name="ce39">
            <text:p>87,0%</text:p>
          </table:table-cell>
          <table:table-cell office:value-type="float" office:value="247741" table:style-name="ce38">
            <text:p>247.741</text:p>
          </table:table-cell>
          <table:table-cell office:value-type="percentage" office:value="0.70679748482220295" table:style-name="ce39">
            <text:p>70,7%</text:p>
          </table:table-cell>
          <table:table-cell office:value-type="float" office:value="110538" table:style-name="ce38">
            <text:p>110.538</text:p>
          </table:table-cell>
          <table:table-cell office:value-type="percentage" office:value="0.28494756704921581" table:style-name="ce39">
            <text:p>28,5%</text:p>
          </table:table-cell>
          <table:table-cell office:value-type="float" office:value="50659" table:style-name="ce38">
            <text:p>50.659</text:p>
          </table:table-cell>
          <table:table-cell office:value-type="percentage" office:value="0.11397183719658843" table:style-name="ce39">
            <text:p>11,4%</text:p>
          </table:table-cell>
          <table:table-cell office:value-type="float" office:value="8496" table:style-name="ce38">
            <text:p>8.496</text:p>
          </table:table-cell>
          <table:table-cell office:value-type="percentage" office:value="5.1836801932897698E-2" table:style-name="ce39">
            <text:p>5,2%</text:p>
          </table:table-cell>
          <table:table-cell office:value-type="float" office:value="97" table:style-name="ce38">
            <text:p>97</text:p>
          </table:table-cell>
          <table:table-cell office:value-type="percentage" office:value="2.187049062049062E-3" table:style-name="ce39">
            <text:p>0,2%</text:p>
          </table:table-cell>
          <table:table-cell office:value-type="float" office:value="859182" table:style-name="ce38">
            <text:p>859.182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4592019488699558" table:style-name="ce39">
            <text:p>45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063" table:style-name="ce38">
            <text:p>42.063</text:p>
          </table:table-cell>
          <table:table-cell office:value-type="percentage" office:value="1" table:style-name="ce39">
            <text:p>100,0%</text:p>
          </table:table-cell>
          <table:table-cell office:value-type="float" office:value="55396" table:style-name="ce38">
            <text:p>55.396</text:p>
          </table:table-cell>
          <table:table-cell office:value-type="percentage" office:value="1" table:style-name="ce39">
            <text:p>100,0%</text:p>
          </table:table-cell>
          <table:table-cell office:value-type="float" office:value="72119" table:style-name="ce38">
            <text:p>72.119</text:p>
          </table:table-cell>
          <table:table-cell office:value-type="percentage" office:value="0.93243260714978349" table:style-name="ce39">
            <text:p>93,2%</text:p>
          </table:table-cell>
          <table:table-cell office:value-type="float" office:value="64528" table:style-name="ce38">
            <text:p>64.528</text:p>
          </table:table-cell>
          <table:table-cell office:value-type="percentage" office:value="0.7172646836512383" table:style-name="ce39">
            <text:p>71,7%</text:p>
          </table:table-cell>
          <table:table-cell office:value-type="float" office:value="18958" table:style-name="ce38">
            <text:p>18.958</text:p>
          </table:table-cell>
          <table:table-cell office:value-type="percentage" office:value="0.19390604383802637" table:style-name="ce39">
            <text:p>19,4%</text:p>
          </table:table-cell>
          <table:table-cell office:value-type="float" office:value="12761" table:style-name="ce38">
            <text:p>12.761</text:p>
          </table:table-cell>
          <table:table-cell office:value-type="percentage" office:value="0.13227672277966665" table:style-name="ce39">
            <text:p>13,2%</text:p>
          </table:table-cell>
          <table:table-cell office:value-type="float" office:value="1864" table:style-name="ce38">
            <text:p>1.864</text:p>
          </table:table-cell>
          <table:table-cell office:value-type="percentage" office:value="5.3356233004150565E-2" table:style-name="ce39">
            <text:p>5,3%</text:p>
          </table:table-cell>
          <table:table-cell office:value-type="float" office:value="13" table:style-name="ce38">
            <text:p>13</text:p>
          </table:table-cell>
          <table:table-cell office:value-type="percentage" office:value="1.2047076267259753E-3" table:style-name="ce39">
            <text:p>0,1%</text:p>
          </table:table-cell>
          <table:table-cell office:value-type="float" office:value="267702" table:style-name="ce38">
            <text:p>267.702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5339260925757503" table:style-name="ce39">
            <text:p>53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8125" table:style-name="ce38">
            <text:p>228.125</text:p>
          </table:table-cell>
          <table:table-cell office:value-type="percentage" office:value="1" table:style-name="ce39">
            <text:p>100,0%</text:p>
          </table:table-cell>
          <table:table-cell office:value-type="float" office:value="247816" table:style-name="ce38">
            <text:p>247.816</text:p>
          </table:table-cell>
          <table:table-cell office:value-type="percentage" office:value="1" table:style-name="ce39">
            <text:p>100,0%</text:p>
          </table:table-cell>
          <table:table-cell office:value-type="float" office:value="304473" table:style-name="ce38">
            <text:p>304.473</text:p>
          </table:table-cell>
          <table:table-cell office:value-type="percentage" office:value="0.9557341285411598" table:style-name="ce39">
            <text:p>95,6%</text:p>
          </table:table-cell>
          <table:table-cell office:value-type="float" office:value="248016" table:style-name="ce38">
            <text:p>248.016</text:p>
          </table:table-cell>
          <table:table-cell office:value-type="percentage" office:value="0.6506617695284318" table:style-name="ce39">
            <text:p>65,1%</text:p>
          </table:table-cell>
          <table:table-cell office:value-type="float" office:value="54685" table:style-name="ce38">
            <text:p>54.685</text:p>
          </table:table-cell>
          <table:table-cell office:value-type="percentage" office:value="0.15052091218122515" table:style-name="ce39">
            <text:p>15,1%</text:p>
          </table:table-cell>
          <table:table-cell office:value-type="float" office:value="48557" table:style-name="ce38">
            <text:p>48.557</text:p>
          </table:table-cell>
          <table:table-cell office:value-type="percentage" office:value="0.12926300097166207" table:style-name="ce39">
            <text:p>12,9%</text:p>
          </table:table-cell>
          <table:table-cell office:value-type="float" office:value="9544" table:style-name="ce38">
            <text:p>9.544</text:p>
          </table:table-cell>
          <table:table-cell office:value-type="percentage" office:value="6.6084114608577646E-2" table:style-name="ce39">
            <text:p>6,6%</text:p>
          </table:table-cell>
          <table:table-cell office:value-type="float" office:value="126" table:style-name="ce38">
            <text:p>126</text:p>
          </table:table-cell>
          <table:table-cell office:value-type="percentage" office:value="3.0970406056434964E-3" table:style-name="ce39">
            <text:p>0,3%</text:p>
          </table:table-cell>
          <table:table-cell office:value-type="float" office:value="1141342" table:style-name="ce38">
            <text:p>1.141.342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54534699429922406" table:style-name="ce39">
            <text:p>54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6991" table:style-name="ce38">
            <text:p>136.991</text:p>
          </table:table-cell>
          <table:table-cell office:value-type="percentage" office:value="1" table:style-name="ce39">
            <text:p>100,0%</text:p>
          </table:table-cell>
          <table:table-cell office:value-type="float" office:value="156507" table:style-name="ce38">
            <text:p>156.507</text:p>
          </table:table-cell>
          <table:table-cell office:value-type="percentage" office:value="0.98369589128918111" table:style-name="ce39">
            <text:p>98,4%</text:p>
          </table:table-cell>
          <table:table-cell office:value-type="float" office:value="206037" table:style-name="ce38">
            <text:p>206.037</text:p>
          </table:table-cell>
          <table:table-cell office:value-type="percentage" office:value="0.9432028345937632" table:style-name="ce39">
            <text:p>94,3%</text:p>
          </table:table-cell>
          <table:table-cell office:value-type="float" office:value="251114" table:style-name="ce38">
            <text:p>251.114</text:p>
          </table:table-cell>
          <table:table-cell office:value-type="percentage" office:value="0.81668932411424555" table:style-name="ce39">
            <text:p>81,7%</text:p>
          </table:table-cell>
          <table:table-cell office:value-type="float" office:value="84151" table:style-name="ce38">
            <text:p>84.151</text:p>
          </table:table-cell>
          <table:table-cell office:value-type="percentage" office:value="0.25453638027253067" table:style-name="ce39">
            <text:p>25,5%</text:p>
          </table:table-cell>
          <table:table-cell office:value-type="float" office:value="41247" table:style-name="ce38">
            <text:p>41.247</text:p>
          </table:table-cell>
          <table:table-cell office:value-type="percentage" office:value="0.10933308593542915" table:style-name="ce39">
            <text:p>10,9%</text:p>
          </table:table-cell>
          <table:table-cell office:value-type="float" office:value="8133" table:style-name="ce38">
            <text:p>8.133</text:p>
          </table:table-cell>
          <table:table-cell office:value-type="percentage" office:value="5.4394788587327277E-2" table:style-name="ce39">
            <text:p>5,4%</text:p>
          </table:table-cell>
          <table:table-cell office:value-type="float" office:value="115" table:style-name="ce38">
            <text:p>115</text:p>
          </table:table-cell>
          <table:table-cell office:value-type="percentage" office:value="2.7145689736568783E-3" table:style-name="ce39">
            <text:p>0,3%</text:p>
          </table:table-cell>
          <table:table-cell office:value-type="float" office:value="884295" table:style-name="ce38">
            <text:p>884.295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51413576098104374" table:style-name="ce39">
            <text:p>51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3879" table:style-name="ce38">
            <text:p>453.879</text:p>
          </table:table-cell>
          <table:table-cell office:value-type="percentage" office:value="1" table:style-name="ce39">
            <text:p>100,0%</text:p>
          </table:table-cell>
          <table:table-cell office:value-type="float" office:value="606022" table:style-name="ce38">
            <text:p>606.022</text:p>
          </table:table-cell>
          <table:table-cell office:value-type="percentage" office:value="0.95392669827417942" table:style-name="ce39">
            <text:p>95,4%</text:p>
          </table:table-cell>
          <table:table-cell office:value-type="float" office:value="713206" table:style-name="ce38">
            <text:p>713.206</text:p>
          </table:table-cell>
          <table:table-cell office:value-type="percentage" office:value="0.85150384916617317" table:style-name="ce39">
            <text:p>85,2%</text:p>
          </table:table-cell>
          <table:table-cell office:value-type="float" office:value="821060" table:style-name="ce38">
            <text:p>821.060</text:p>
          </table:table-cell>
          <table:table-cell office:value-type="percentage" office:value="0.75203795636483539" table:style-name="ce39">
            <text:p>75,2%</text:p>
          </table:table-cell>
          <table:table-cell office:value-type="float" office:value="245532" table:style-name="ce38">
            <text:p>245.532</text:p>
          </table:table-cell>
          <table:table-cell office:value-type="percentage" office:value="0.18646749015572373" table:style-name="ce39">
            <text:p>18,6%</text:p>
          </table:table-cell>
          <table:table-cell office:value-type="float" office:value="182977" table:style-name="ce38">
            <text:p>182.977</text:p>
          </table:table-cell>
          <table:table-cell office:value-type="percentage" office:value="0.12306178545415171" table:style-name="ce39">
            <text:p>12,3%</text:p>
          </table:table-cell>
          <table:table-cell office:value-type="float" office:value="50677" table:style-name="ce38">
            <text:p>50.677</text:p>
          </table:table-cell>
          <table:table-cell office:value-type="percentage" office:value="9.1093910655095311E-2" table:style-name="ce39">
            <text:p>9,1%</text:p>
          </table:table-cell>
          <table:table-cell office:value-type="float" office:value="966" table:style-name="ce38">
            <text:p>966</text:p>
          </table:table-cell>
          <table:table-cell office:value-type="percentage" office:value="6.042636240804684E-3" table:style-name="ce39">
            <text:p>0,6%</text:p>
          </table:table-cell>
          <table:table-cell office:value-type="float" office:value="3074319" table:style-name="ce38">
            <text:p>3.074.319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47067972634207117" table:style-name="ce39">
            <text:p>47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3904" table:style-name="ce38">
            <text:p>293.904</text:p>
          </table:table-cell>
          <table:table-cell office:value-type="percentage" office:value="1" table:style-name="ce39">
            <text:p>100,0%</text:p>
          </table:table-cell>
          <table:table-cell office:value-type="float" office:value="426574" table:style-name="ce38">
            <text:p>426.574</text:p>
          </table:table-cell>
          <table:table-cell office:value-type="percentage" office:value="0.97422018809579269" table:style-name="ce39">
            <text:p>97,4%</text:p>
          </table:table-cell>
          <table:table-cell office:value-type="float" office:value="524628" table:style-name="ce38">
            <text:p>524.628</text:p>
          </table:table-cell>
          <table:table-cell office:value-type="percentage" office:value="0.90339711534487743" table:style-name="ce39">
            <text:p>90,3%</text:p>
          </table:table-cell>
          <table:table-cell office:value-type="float" office:value="531218" table:style-name="ce38">
            <text:p>531.218</text:p>
          </table:table-cell>
          <table:table-cell office:value-type="percentage" office:value="0.70609330430367367" table:style-name="ce39">
            <text:p>70,6%</text:p>
          </table:table-cell>
          <table:table-cell office:value-type="float" office:value="114232" table:style-name="ce38">
            <text:p>114.232</text:p>
          </table:table-cell>
          <table:table-cell office:value-type="percentage" office:value="0.13413998318435674" table:style-name="ce39">
            <text:p>13,4%</text:p>
          </table:table-cell>
          <table:table-cell office:value-type="float" office:value="108874" table:style-name="ce38">
            <text:p>108.874</text:p>
          </table:table-cell>
          <table:table-cell office:value-type="percentage" office:value="0.11906878876264657" table:style-name="ce39">
            <text:p>11,9%</text:p>
          </table:table-cell>
          <table:table-cell office:value-type="float" office:value="21882" table:style-name="ce38">
            <text:p>21.882</text:p>
          </table:table-cell>
          <table:table-cell office:value-type="percentage" office:value="6.2017832748544645E-2" table:style-name="ce39">
            <text:p>6,2%</text:p>
          </table:table-cell>
          <table:table-cell office:value-type="float" office:value="201" table:style-name="ce38">
            <text:p>201</text:p>
          </table:table-cell>
          <table:table-cell office:value-type="percentage" office:value="1.950528389406981E-3" table:style-name="ce39">
            <text:p>0,2%</text:p>
          </table:table-cell>
          <table:table-cell office:value-type="float" office:value="2021513" table:style-name="ce38">
            <text:p>2.021.513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47349931663350359" table:style-name="ce39">
            <text:p>47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28" table:style-name="ce38">
            <text:p>77.928</text:p>
          </table:table-cell>
          <table:table-cell office:value-type="percentage" office:value="1" table:style-name="ce39">
            <text:p>100,0%</text:p>
          </table:table-cell>
          <table:table-cell office:value-type="float" office:value="95126" table:style-name="ce38">
            <text:p>95.126</text:p>
          </table:table-cell>
          <table:table-cell office:value-type="percentage" office:value="1" table:style-name="ce39">
            <text:p>100,0%</text:p>
          </table:table-cell>
          <table:table-cell office:value-type="float" office:value="127843" table:style-name="ce38">
            <text:p>127.843</text:p>
          </table:table-cell>
          <table:table-cell office:value-type="percentage" office:value="1" table:style-name="ce39">
            <text:p>100,0%</text:p>
          </table:table-cell>
          <table:table-cell office:value-type="float" office:value="138567" table:style-name="ce38">
            <text:p>138.567</text:p>
          </table:table-cell>
          <table:table-cell office:value-type="percentage" office:value="0.81887646558245086" table:style-name="ce39">
            <text:p>81,9%</text:p>
          </table:table-cell>
          <table:table-cell office:value-type="float" office:value="31301" table:style-name="ce38">
            <text:p>31.301</text:p>
          </table:table-cell>
          <table:table-cell office:value-type="percentage" office:value="0.19625189662307047" table:style-name="ce39">
            <text:p>19,6%</text:p>
          </table:table-cell>
          <table:table-cell office:value-type="float" office:value="23660" table:style-name="ce38">
            <text:p>23.660</text:p>
          </table:table-cell>
          <table:table-cell office:value-type="percentage" office:value="0.12304715941003931" table:style-name="ce39">
            <text:p>12,3%</text:p>
          </table:table-cell>
          <table:table-cell office:value-type="float" office:value="2971" table:style-name="ce38">
            <text:p>2.971</text:p>
          </table:table-cell>
          <table:table-cell office:value-type="percentage" office:value="3.9046893071180741E-2" table:style-name="ce39">
            <text:p>3,9%</text:p>
          </table:table-cell>
          <table:table-cell office:value-type="float" office:value="76" table:style-name="ce38">
            <text:p>76</text:p>
          </table:table-cell>
          <table:table-cell office:value-type="percentage" office:value="3.6271655610175153E-3" table:style-name="ce39">
            <text:p>0,4%</text:p>
          </table:table-cell>
          <table:table-cell office:value-type="float" office:value="497472" table:style-name="ce38">
            <text:p>497.472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54594480105090681" table:style-name="ce39">
            <text:p>54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40057" table:style-name="ce38">
            <text:p>240.057</text:p>
          </table:table-cell>
          <table:table-cell office:value-type="percentage" office:value="1" table:style-name="ce39">
            <text:p>100,0%</text:p>
          </table:table-cell>
          <table:table-cell office:value-type="float" office:value="286311" table:style-name="ce38">
            <text:p>286.311</text:p>
          </table:table-cell>
          <table:table-cell office:value-type="percentage" office:value="0.98809022577149519" table:style-name="ce39">
            <text:p>98,8%</text:p>
          </table:table-cell>
          <table:table-cell office:value-type="float" office:value="330818" table:style-name="ce38">
            <text:p>330.818</text:p>
          </table:table-cell>
          <table:table-cell office:value-type="percentage" office:value="0.95356660046638053" table:style-name="ce39">
            <text:p>95,4%</text:p>
          </table:table-cell>
          <table:table-cell office:value-type="float" office:value="368059" table:style-name="ce38">
            <text:p>368.059</text:p>
          </table:table-cell>
          <table:table-cell office:value-type="percentage" office:value="0.90679717853896014" table:style-name="ce39">
            <text:p>90,7%</text:p>
          </table:table-cell>
          <table:table-cell office:value-type="float" office:value="64831" table:style-name="ce38">
            <text:p>64.831</text:p>
          </table:table-cell>
          <table:table-cell office:value-type="percentage" office:value="0.14627240135282399" table:style-name="ce39">
            <text:p>14,6%</text:p>
          </table:table-cell>
          <table:table-cell office:value-type="float" office:value="49519" table:style-name="ce38">
            <text:p>49.519</text:p>
          </table:table-cell>
          <table:table-cell office:value-type="percentage" office:value="0.11108319518689587" table:style-name="ce39">
            <text:p>11,1%</text:p>
          </table:table-cell>
          <table:table-cell office:value-type="float" office:value="6836" table:style-name="ce38">
            <text:p>6.836</text:p>
          </table:table-cell>
          <table:table-cell office:value-type="percentage" office:value="4.4754329110609184E-2" table:style-name="ce39">
            <text:p>4,5%</text:p>
          </table:table-cell>
          <table:table-cell office:value-type="float" office:value="45" table:style-name="ce38">
            <text:p>45</text:p>
          </table:table-cell>
          <table:table-cell office:value-type="percentage" office:value="1.0224019630117689E-3" table:style-name="ce39">
            <text:p>0,1%</text:p>
          </table:table-cell>
          <table:table-cell office:value-type="float" office:value="1346476" table:style-name="ce38">
            <text:p>1.346.476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56990243553511888" table:style-name="ce39">
            <text:p>57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80" table:style-name="ce38">
            <text:p>23.280</text:p>
          </table:table-cell>
          <table:table-cell office:value-type="percentage" office:value="1" table:style-name="ce39">
            <text:p>100,0%</text:p>
          </table:table-cell>
          <table:table-cell office:value-type="float" office:value="28409" table:style-name="ce38">
            <text:p>28.409</text:p>
          </table:table-cell>
          <table:table-cell office:value-type="percentage" office:value="1" table:style-name="ce39">
            <text:p>100,0%</text:p>
          </table:table-cell>
          <table:table-cell office:value-type="float" office:value="36586" table:style-name="ce38">
            <text:p>36.586</text:p>
          </table:table-cell>
          <table:table-cell office:value-type="percentage" office:value="0.96998780423140141" table:style-name="ce39">
            <text:p>97,0%</text:p>
          </table:table-cell>
          <table:table-cell office:value-type="float" office:value="38878" table:style-name="ce38">
            <text:p>38.878</text:p>
          </table:table-cell>
          <table:table-cell office:value-type="percentage" office:value="0.8156680093991272" table:style-name="ce39">
            <text:p>81,6%</text:p>
          </table:table-cell>
          <table:table-cell office:value-type="float" office:value="7855" table:style-name="ce38">
            <text:p>7.855</text:p>
          </table:table-cell>
          <table:table-cell office:value-type="percentage" office:value="0.14835590307288421" table:style-name="ce39">
            <text:p>14,8%</text:p>
          </table:table-cell>
          <table:table-cell office:value-type="float" office:value="7634" table:style-name="ce38">
            <text:p>7.634</text:p>
          </table:table-cell>
          <table:table-cell office:value-type="percentage" office:value="0.13963527281374039" table:style-name="ce39">
            <text:p>14,0%</text:p>
          </table:table-cell>
          <table:table-cell office:value-type="float" office:value="1581" table:style-name="ce38">
            <text:p>1.581</text:p>
          </table:table-cell>
          <table:table-cell office:value-type="percentage" office:value="7.4681152574397738E-2" table:style-name="ce39">
            <text:p>7,5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144233" table:style-name="ce38">
            <text:p>144.233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53264177142266278" table:style-name="ce39">
            <text:p>53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9899" table:style-name="ce38">
            <text:p>369.899</text:p>
          </table:table-cell>
          <table:table-cell office:value-type="percentage" office:value="1" table:style-name="ce39">
            <text:p>100,0%</text:p>
          </table:table-cell>
          <table:table-cell office:value-type="float" office:value="502329" table:style-name="ce38">
            <text:p>502.329</text:p>
          </table:table-cell>
          <table:table-cell office:value-type="percentage" office:value="0.95485105905744549" table:style-name="ce39">
            <text:p>95,5%</text:p>
          </table:table-cell>
          <table:table-cell office:value-type="float" office:value="672424" table:style-name="ce38">
            <text:p>672.424</text:p>
          </table:table-cell>
          <table:table-cell office:value-type="percentage" office:value="0.95606712705257757" table:style-name="ce39">
            <text:p>95,6%</text:p>
          </table:table-cell>
          <table:table-cell office:value-type="float" office:value="778487" table:style-name="ce38">
            <text:p>778.487</text:p>
          </table:table-cell>
          <table:table-cell office:value-type="percentage" office:value="0.8002678911946447" table:style-name="ce39">
            <text:p>80,0%</text:p>
          </table:table-cell>
          <table:table-cell office:value-type="float" office:value="164628" table:style-name="ce38">
            <text:p>164.628</text:p>
          </table:table-cell>
          <table:table-cell office:value-type="percentage" office:value="0.1411939061949225" table:style-name="ce39">
            <text:p>14,1%</text:p>
          </table:table-cell>
          <table:table-cell office:value-type="float" office:value="182030" table:style-name="ce38">
            <text:p>182.030</text:p>
          </table:table-cell>
          <table:table-cell office:value-type="percentage" office:value="0.13506053721491712" table:style-name="ce39">
            <text:p>13,5%</text:p>
          </table:table-cell>
          <table:table-cell office:value-type="float" office:value="35560" table:style-name="ce38">
            <text:p>35.560</text:p>
          </table:table-cell>
          <table:table-cell office:value-type="percentage" office:value="7.4127191921887117E-2" table:style-name="ce39">
            <text:p>7,4%</text:p>
          </table:table-cell>
          <table:table-cell office:value-type="float" office:value="477" table:style-name="ce38">
            <text:p>477</text:p>
          </table:table-cell>
          <table:table-cell office:value-type="percentage" office:value="3.5109413297414269E-3" table:style-name="ce39">
            <text:p>0,4%</text:p>
          </table:table-cell>
          <table:table-cell office:value-type="float" office:value="2705834" table:style-name="ce38">
            <text:p>2.705.834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47507252498980357" table:style-name="ce39">
            <text:p>47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3019" table:style-name="ce38">
            <text:p>73.019</text:p>
          </table:table-cell>
          <table:table-cell office:value-type="percentage" office:value="1" table:style-name="ce39">
            <text:p>100,0%</text:p>
          </table:table-cell>
          <table:table-cell office:value-type="float" office:value="99827" table:style-name="ce38">
            <text:p>99.827</text:p>
          </table:table-cell>
          <table:table-cell office:value-type="percentage" office:value="0.97014548246338639" table:style-name="ce39">
            <text:p>97,0%</text:p>
          </table:table-cell>
          <table:table-cell office:value-type="float" office:value="129598" table:style-name="ce38">
            <text:p>129.598</text:p>
          </table:table-cell>
          <table:table-cell office:value-type="percentage" office:value="0.88216514985467198" table:style-name="ce39">
            <text:p>88,2%</text:p>
          </table:table-cell>
          <table:table-cell office:value-type="float" office:value="169632" table:style-name="ce38">
            <text:p>169.632</text:p>
          </table:table-cell>
          <table:table-cell office:value-type="percentage" office:value="0.79543834640057021" table:style-name="ce39">
            <text:p>79,5%</text:p>
          </table:table-cell>
          <table:table-cell office:value-type="float" office:value="55844" table:style-name="ce38">
            <text:p>55.844</text:p>
          </table:table-cell>
          <table:table-cell office:value-type="percentage" office:value="0.21972245501796134" table:style-name="ce39">
            <text:p>22,0%</text:p>
          </table:table-cell>
          <table:table-cell office:value-type="float" office:value="32245" table:style-name="ce38">
            <text:p>32.245</text:p>
          </table:table-cell>
          <table:table-cell office:value-type="percentage" office:value="0.10852955827510535" table:style-name="ce39">
            <text:p>10,9%</text:p>
          </table:table-cell>
          <table:table-cell office:value-type="float" office:value="7782" table:style-name="ce38">
            <text:p>7.782</text:p>
          </table:table-cell>
          <table:table-cell office:value-type="percentage" office:value="6.5578467476214958E-2" table:style-name="ce39">
            <text:p>6,6%</text:p>
          </table:table-cell>
          <table:table-cell office:value-type="float" office:value="155" table:style-name="ce38">
            <text:p>155</text:p>
          </table:table-cell>
          <table:table-cell office:value-type="percentage" office:value="4.4653145886148883E-3" table:style-name="ce39">
            <text:p>0,4%</text:p>
          </table:table-cell>
          <table:table-cell office:value-type="float" office:value="568102" table:style-name="ce38">
            <text:p>568.102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45908011368273727" table:style-name="ce39">
            <text:p>45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35" table:style-name="ce38">
            <text:p>42.335</text:p>
          </table:table-cell>
          <table:table-cell office:value-type="percentage" office:value="1" table:style-name="ce39">
            <text:p>100,0%</text:p>
          </table:table-cell>
          <table:table-cell office:value-type="float" office:value="55491" table:style-name="ce38">
            <text:p>55.491</text:p>
          </table:table-cell>
          <table:table-cell office:value-type="percentage" office:value="0.99460496128477205" table:style-name="ce39">
            <text:p>99,5%</text:p>
          </table:table-cell>
          <table:table-cell office:value-type="float" office:value="70226" table:style-name="ce38">
            <text:p>70.226</text:p>
          </table:table-cell>
          <table:table-cell office:value-type="percentage" office:value="0.95100482097394512" table:style-name="ce39">
            <text:p>95,1%</text:p>
          </table:table-cell>
          <table:table-cell office:value-type="float" office:value="87932" table:style-name="ce38">
            <text:p>87.932</text:p>
          </table:table-cell>
          <table:table-cell office:value-type="percentage" office:value="0.90938424307609578" table:style-name="ce39">
            <text:p>90,9%</text:p>
          </table:table-cell>
          <table:table-cell office:value-type="float" office:value="27252" table:style-name="ce38">
            <text:p>27.252</text:p>
          </table:table-cell>
          <table:table-cell office:value-type="percentage" office:value="0.25232866058035963" table:style-name="ce39">
            <text:p>25,2%</text:p>
          </table:table-cell>
          <table:table-cell office:value-type="float" office:value="16067" table:style-name="ce38">
            <text:p>16.067</text:p>
          </table:table-cell>
          <table:table-cell office:value-type="percentage" office:value="0.13968146332133605" table:style-name="ce39">
            <text:p>14,0%</text:p>
          </table:table-cell>
          <table:table-cell office:value-type="float" office:value="4000" table:style-name="ce38">
            <text:p>4.000</text:p>
          </table:table-cell>
          <table:table-cell office:value-type="percentage" office:value="8.2465725182970823E-2" table:style-name="ce39">
            <text:p>8,2%</text:p>
          </table:table-cell>
          <table:table-cell office:value-type="float" office:value="11" table:style-name="ce38">
            <text:p>11</text:p>
          </table:table-cell>
          <table:table-cell office:value-type="percentage" office:value="7.9102545663742275E-4" table:style-name="ce39">
            <text:p>0,1%</text:p>
          </table:table-cell>
          <table:table-cell office:value-type="float" office:value="303314" table:style-name="ce38">
            <text:p>303.314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54855272319531234" table:style-name="ce39">
            <text:p>54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763" table:style-name="ce38">
            <text:p>161.763</text:p>
          </table:table-cell>
          <table:table-cell office:value-type="percentage" office:value="1" table:style-name="ce39">
            <text:p>100,0%</text:p>
          </table:table-cell>
          <table:table-cell office:value-type="float" office:value="209611" table:style-name="ce38">
            <text:p>209.611</text:p>
          </table:table-cell>
          <table:table-cell office:value-type="percentage" office:value="0.98371511303213333" table:style-name="ce39">
            <text:p>98,4%</text:p>
          </table:table-cell>
          <table:table-cell office:value-type="float" office:value="271247" table:style-name="ce38">
            <text:p>271.247</text:p>
          </table:table-cell>
          <table:table-cell office:value-type="percentage" office:value="0.96832774642205632" table:style-name="ce39">
            <text:p>96,8%</text:p>
          </table:table-cell>
          <table:table-cell office:value-type="float" office:value="260884" table:style-name="ce38">
            <text:p>260.884</text:p>
          </table:table-cell>
          <table:table-cell office:value-type="percentage" office:value="0.76735779185062514" table:style-name="ce39">
            <text:p>76,7%</text:p>
          </table:table-cell>
          <table:table-cell office:value-type="float" office:value="51594" table:style-name="ce38">
            <text:p>51.594</text:p>
          </table:table-cell>
          <table:table-cell office:value-type="percentage" office:value="0.1424725170034214" table:style-name="ce39">
            <text:p>14,2%</text:p>
          </table:table-cell>
          <table:table-cell office:value-type="float" office:value="52664" table:style-name="ce38">
            <text:p>52.664</text:p>
          </table:table-cell>
          <table:table-cell office:value-type="percentage" office:value="0.14519348470980051" table:style-name="ce39">
            <text:p>14,5%</text:p>
          </table:table-cell>
          <table:table-cell office:value-type="float" office:value="13313" table:style-name="ce38">
            <text:p>13.313</text:p>
          </table:table-cell>
          <table:table-cell office:value-type="percentage" office:value="9.487396934216058E-2" table:style-name="ce39">
            <text:p>9,5%</text:p>
          </table:table-cell>
          <table:table-cell office:value-type="float" office:value="51" table:style-name="ce38">
            <text:p>51</text:p>
          </table:table-cell>
          <table:table-cell office:value-type="percentage" office:value="1.2193955623565416E-3" table:style-name="ce39">
            <text:p>0,1%</text:p>
          </table:table-cell>
          <table:table-cell office:value-type="float" office:value="1021127" table:style-name="ce38">
            <text:p>1.021.127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3796671764685433" table:style-name="ce39">
            <text:p>53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58" table:style-name="ce38">
            <text:p>2.358</text:p>
          </table:table-cell>
          <table:table-cell office:value-type="percentage" office:value="0.9051823416506718" table:style-name="ce39">
            <text:p>90,5%</text:p>
          </table:table-cell>
          <table:table-cell office:value-type="float" office:value="3751" table:style-name="ce38">
            <text:p>3.751</text:p>
          </table:table-cell>
          <table:table-cell office:value-type="percentage" office:value="0.86868920796665128" table:style-name="ce39">
            <text:p>86,9%</text:p>
          </table:table-cell>
          <table:table-cell office:value-type="float" office:value="6883" table:style-name="ce38">
            <text:p>6.883</text:p>
          </table:table-cell>
          <table:table-cell office:value-type="percentage" office:value="0.87603410971108564" table:style-name="ce39">
            <text:p>87,6%</text:p>
          </table:table-cell>
          <table:table-cell office:value-type="float" office:value="9632" table:style-name="ce38">
            <text:p>9.632</text:p>
          </table:table-cell>
          <table:table-cell office:value-type="percentage" office:value="0.8335064035998615" table:style-name="ce39">
            <text:p>83,4%</text:p>
          </table:table-cell>
          <table:table-cell office:value-type="float" office:value="8845" table:style-name="ce38">
            <text:p>8.845</text:p>
          </table:table-cell>
          <table:table-cell office:value-type="percentage" office:value="0.69965195380477774" table:style-name="ce39">
            <text:p>70,0%</text:p>
          </table:table-cell>
          <table:table-cell office:value-type="float" office:value="2232" table:style-name="ce38">
            <text:p>2.232</text:p>
          </table:table-cell>
          <table:table-cell office:value-type="percentage" office:value="0.128099173553719" table:style-name="ce39">
            <text:p>12,8%</text:p>
          </table:table-cell>
          <table:table-cell office:value-type="float" office:value="597" table:style-name="ce38">
            <text:p>597</text:p>
          </table:table-cell>
          <table:table-cell office:value-type="percentage" office:value="7.8749505342303128E-2" table:style-name="ce39">
            <text:p>7,9%</text:p>
          </table:table-cell>
          <table:table-cell office:value-type="float" office:value="10" table:style-name="ce38">
            <text:p>10</text:p>
          </table:table-cell>
          <table:table-cell office:value-type="percentage" office:value="4.5977011494252873E-3" table:style-name="ce39">
            <text:p>0,5%</text:p>
          </table:table-cell>
          <table:table-cell office:value-type="float" office:value="34308" table:style-name="ce38">
            <text:p>34.308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51857674053024583" table:style-name="ce39">
            <text:p>51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31" table:style-name="ce38">
            <text:p>1.931</text:p>
          </table:table-cell>
          <table:table-cell office:value-type="percentage" office:value="0.82205193699446577" table:style-name="ce39">
            <text:p>82,2%</text:p>
          </table:table-cell>
          <table:table-cell office:value-type="float" office:value="3131" table:style-name="ce38">
            <text:p>3.131</text:p>
          </table:table-cell>
          <table:table-cell office:value-type="percentage" office:value="0.83537886872998934" table:style-name="ce39">
            <text:p>83,5%</text:p>
          </table:table-cell>
          <table:table-cell office:value-type="float" office:value="6363" table:style-name="ce38">
            <text:p>6.363</text:p>
          </table:table-cell>
          <table:table-cell office:value-type="percentage" office:value="0.81295515523188966" table:style-name="ce39">
            <text:p>81,3%</text:p>
          </table:table-cell>
          <table:table-cell office:value-type="float" office:value="8158" table:style-name="ce38">
            <text:p>8.158</text:p>
          </table:table-cell>
          <table:table-cell office:value-type="percentage" office:value="0.72201079741570051" table:style-name="ce39">
            <text:p>72,2%</text:p>
          </table:table-cell>
          <table:table-cell office:value-type="float" office:value="7606" table:style-name="ce38">
            <text:p>7.606</text:p>
          </table:table-cell>
          <table:table-cell office:value-type="percentage" office:value="0.63372771204799205" table:style-name="ce39">
            <text:p>63,4%</text:p>
          </table:table-cell>
          <table:table-cell office:value-type="float" office:value="2055" table:style-name="ce38">
            <text:p>2.055</text:p>
          </table:table-cell>
          <table:table-cell office:value-type="percentage" office:value="0.11357983750621788" table:style-name="ce39">
            <text:p>11,4%</text:p>
          </table:table-cell>
          <table:table-cell office:value-type="float" office:value="327" table:style-name="ce38">
            <text:p>327</text:p>
          </table:table-cell>
          <table:table-cell office:value-type="percentage" office:value="3.8308341143392689E-2" table:style-name="ce39">
            <text:p>3,8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29578" table:style-name="ce38">
            <text:p>29.578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4694611502311948" table:style-name="ce39">
            <text:p>44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306" table:style-name="ce38">
            <text:p>3.306</text:p>
          </table:table-cell>
          <table:table-cell office:value-type="string" table:style-name="ce39">
            <text:p>-</text:p>
          </table:table-cell>
          <table:table-cell office:value-type="float" office:value="8466" table:style-name="ce38">
            <text:p>8.466</text:p>
          </table:table-cell>
          <table:table-cell office:value-type="string" table:style-name="ce39">
            <text:p>-</text:p>
          </table:table-cell>
          <table:table-cell office:value-type="float" office:value="18056" table:style-name="ce38">
            <text:p>18.056</text:p>
          </table:table-cell>
          <table:table-cell office:value-type="string" table:style-name="ce39">
            <text:p>-</text:p>
          </table:table-cell>
          <table:table-cell office:value-type="float" office:value="34363" table:style-name="ce38">
            <text:p>34.363</text:p>
          </table:table-cell>
          <table:table-cell office:value-type="string" table:style-name="ce39">
            <text:p>-</text:p>
          </table:table-cell>
          <table:table-cell office:value-type="float" office:value="8343" table:style-name="ce38">
            <text:p>8.343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72590" table:style-name="ce38">
            <text:p>72.590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3" table:style-name="ce38">
            <text:p>3</text:p>
          </table:table-cell>
          <table:table-cell office:value-type="string" table:style-name="ce39">
            <text:p>-</text:p>
          </table:table-cell>
          <table:table-cell office:value-type="float" office:value="28" table:style-name="ce38">
            <text:p>28</text:p>
          </table:table-cell>
          <table:table-cell office:value-type="string" table:style-name="ce39">
            <text:p>-</text:p>
          </table:table-cell>
          <table:table-cell office:value-type="float" office:value="81" table:style-name="ce38">
            <text:p>81</text:p>
          </table:table-cell>
          <table:table-cell office:value-type="string" table:style-name="ce39">
            <text:p>-</text:p>
          </table:table-cell>
          <table:table-cell office:value-type="float" office:value="132" table:style-name="ce38">
            <text:p>132</text:p>
          </table:table-cell>
          <table:table-cell office:value-type="string" table:style-name="ce39">
            <text:p>-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266" table:style-name="ce38">
            <text:p>26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907975" table:style-name="ce43">
            <text:p>2.907.975</text:p>
          </table:table-cell>
          <table:table-cell office:value-type="percentage" office:value="1" table:style-name="ce44">
            <text:p>100,0%</text:p>
          </table:table-cell>
          <table:table-cell office:value-type="float" office:value="3870489" table:style-name="ce43">
            <text:p>3.870.489</text:p>
          </table:table-cell>
          <table:table-cell office:value-type="percentage" office:value="0.9773851054722863" table:style-name="ce44">
            <text:p>97,7%</text:p>
          </table:table-cell>
          <table:table-cell office:value-type="float" office:value="4904359" table:style-name="ce43">
            <text:p>4.904.359</text:p>
          </table:table-cell>
          <table:table-cell office:value-type="percentage" office:value="0.91893795486815966" table:style-name="ce44">
            <text:p>91,9%</text:p>
          </table:table-cell>
          <table:table-cell office:value-type="float" office:value="5475622" table:style-name="ce43">
            <text:p>5.475.622</text:p>
          </table:table-cell>
          <table:table-cell office:value-type="percentage" office:value="0.77852748053333665" table:style-name="ce44">
            <text:p>77,9%</text:p>
          </table:table-cell>
          <table:table-cell office:value-type="float" office:value="1520853" table:style-name="ce43">
            <text:p>1.520.853</text:p>
          </table:table-cell>
          <table:table-cell office:value-type="percentage" office:value="0.19271460769663257" table:style-name="ce44">
            <text:p>19,3%</text:p>
          </table:table-cell>
          <table:table-cell office:value-type="float" office:value="1125620" table:style-name="ce43">
            <text:p>1.125.620</text:p>
          </table:table-cell>
          <table:table-cell office:value-type="percentage" office:value="0.12770274379037155" table:style-name="ce44">
            <text:p>12,8%</text:p>
          </table:table-cell>
          <table:table-cell office:value-type="float" office:value="240131" table:style-name="ce43">
            <text:p>240.131</text:p>
          </table:table-cell>
          <table:table-cell office:value-type="percentage" office:value="7.2540577150281588E-2" table:style-name="ce44">
            <text:p>7,3%</text:p>
          </table:table-cell>
          <table:table-cell office:value-type="float" office:value="3125" table:style-name="ce43">
            <text:p>3.125</text:p>
          </table:table-cell>
          <table:table-cell office:value-type="percentage" office:value="3.2927699202043308E-3" table:style-name="ce44">
            <text:p>0,3%</text:p>
          </table:table-cell>
          <table:table-cell office:value-type="float" office:value="20048174" table:style-name="ce43">
            <text:p>20.048.174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4995829286259979" table:style-name="ce44">
            <text:p>50,0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  <table:table table:name="Etarios_con_pauta_completa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5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21188" table:style-name="ce35">
            <text:p>421.188</text:p>
          </table:table-cell>
          <table:table-cell office:value-type="percentage" office:value="1" table:style-name="ce36">
            <text:p>100,0%</text:p>
          </table:table-cell>
          <table:table-cell office:value-type="float" office:value="621931" table:style-name="ce35">
            <text:p>621.931</text:p>
          </table:table-cell>
          <table:table-cell office:value-type="percentage" office:value="0.95625640970446557" table:style-name="ce36">
            <text:p>95,6%</text:p>
          </table:table-cell>
          <table:table-cell office:value-type="float" office:value="202142" table:style-name="ce35">
            <text:p>202.142</text:p>
          </table:table-cell>
          <table:table-cell office:value-type="percentage" office:value="0.22064363033443324" table:style-name="ce36">
            <text:p>22,1%</text:p>
          </table:table-cell>
          <table:table-cell office:value-type="float" office:value="331838" table:style-name="ce35">
            <text:p>331.838</text:p>
          </table:table-cell>
          <table:table-cell office:value-type="percentage" office:value="0.26231817495519838" table:style-name="ce36">
            <text:p>26,2%</text:p>
          </table:table-cell>
          <table:table-cell office:value-type="float" office:value="150379" table:style-name="ce35">
            <text:p>150.379</text:p>
          </table:table-cell>
          <table:table-cell office:value-type="percentage" office:value="0.10856795902719921" table:style-name="ce36">
            <text:p>10,9%</text:p>
          </table:table-cell>
          <table:table-cell office:value-type="float" office:value="142145" table:style-name="ce35">
            <text:p>142.145</text:p>
          </table:table-cell>
          <table:table-cell office:value-type="percentage" office:value="8.7513321393588611E-2" table:style-name="ce36">
            <text:p>8,8%</text:p>
          </table:table-cell>
          <table:table-cell office:value-type="float" office:value="22595" table:style-name="ce35">
            <text:p>22.595</text:p>
          </table:table-cell>
          <table:table-cell office:value-type="percentage" office:value="3.6103130802146215E-2" table:style-name="ce36">
            <text:p>3,6%</text:p>
          </table:table-cell>
          <table:table-cell office:value-type="float" office:value="432" table:style-name="ce35">
            <text:p>432</text:p>
          </table:table-cell>
          <table:table-cell office:value-type="percentage" office:value="2.3746571313921975E-3" table:style-name="ce36">
            <text:p>0,2%</text:p>
          </table:table-cell>
          <table:table-cell office:value-type="float" office:value="1892650" table:style-name="ce35">
            <text:p>1.892.650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26799673133619734" table:style-name="ce36">
            <text:p>26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98384" table:style-name="ce38">
            <text:p>98.384</text:p>
          </table:table-cell>
          <table:table-cell office:value-type="percentage" office:value="0.9957189267966845" table:style-name="ce39">
            <text:p>99,6%</text:p>
          </table:table-cell>
          <table:table-cell office:value-type="float" office:value="113828" table:style-name="ce38">
            <text:p>113.828</text:p>
          </table:table-cell>
          <table:table-cell office:value-type="percentage" office:value="0.95689966794165859" table:style-name="ce39">
            <text:p>95,7%</text:p>
          </table:table-cell>
          <table:table-cell office:value-type="float" office:value="45623" table:style-name="ce38">
            <text:p>45.623</text:p>
          </table:table-cell>
          <table:table-cell office:value-type="percentage" office:value="0.29176872357978345" table:style-name="ce39">
            <text:p>29,2%</text:p>
          </table:table-cell>
          <table:table-cell office:value-type="float" office:value="43078" table:style-name="ce38">
            <text:p>43.078</text:p>
          </table:table-cell>
          <table:table-cell office:value-type="percentage" office:value="0.2172737635298034" table:style-name="ce39">
            <text:p>21,7%</text:p>
          </table:table-cell>
          <table:table-cell office:value-type="float" office:value="23916" table:style-name="ce38">
            <text:p>23.916</text:p>
          </table:table-cell>
          <table:table-cell office:value-type="percentage" office:value="0.11126670791791313" table:style-name="ce39">
            <text:p>11,1%</text:p>
          </table:table-cell>
          <table:table-cell office:value-type="float" office:value="19029" table:style-name="ce38">
            <text:p>19.029</text:p>
          </table:table-cell>
          <table:table-cell office:value-type="percentage" office:value="8.2326728389720522E-2" table:style-name="ce39">
            <text:p>8,2%</text:p>
          </table:table-cell>
          <table:table-cell office:value-type="float" office:value="5265" table:style-name="ce38">
            <text:p>5.265</text:p>
          </table:table-cell>
          <table:table-cell office:value-type="percentage" office:value="5.903790087463557E-2" table:style-name="ce39">
            <text:p>5,9%</text:p>
          </table:table-cell>
          <table:table-cell office:value-type="float" office:value="49" table:style-name="ce38">
            <text:p>49</text:p>
          </table:table-cell>
          <table:table-cell office:value-type="percentage" office:value="1.9517246873257388E-3" table:style-name="ce39">
            <text:p>0,2%</text:p>
          </table:table-cell>
          <table:table-cell office:value-type="float" office:value="349172" table:style-name="ce38">
            <text:p>349.172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30824779036056937" table:style-name="ce39">
            <text:p>30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6693" table:style-name="ce38">
            <text:p>86.693</text:p>
          </table:table-cell>
          <table:table-cell office:value-type="percentage" office:value="0.98709949217771498" table:style-name="ce39">
            <text:p>98,7%</text:p>
          </table:table-cell>
          <table:table-cell office:value-type="float" office:value="109423" table:style-name="ce38">
            <text:p>109.423</text:p>
          </table:table-cell>
          <table:table-cell office:value-type="percentage" office:value="1" table:style-name="ce39">
            <text:p>100,0%</text:p>
          </table:table-cell>
          <table:table-cell office:value-type="float" office:value="32182" table:style-name="ce38">
            <text:p>32.182</text:p>
          </table:table-cell>
          <table:table-cell office:value-type="percentage" office:value="0.21504557239462219" table:style-name="ce39">
            <text:p>21,5%</text:p>
          </table:table-cell>
          <table:table-cell office:value-type="float" office:value="56573" table:style-name="ce38">
            <text:p>56.573</text:p>
          </table:table-cell>
          <table:table-cell office:value-type="percentage" office:value="0.34783116603645975" table:style-name="ce39">
            <text:p>34,8%</text:p>
          </table:table-cell>
          <table:table-cell office:value-type="float" office:value="23202" table:style-name="ce38">
            <text:p>23.202</text:p>
          </table:table-cell>
          <table:table-cell office:value-type="percentage" office:value="0.13893995556699981" table:style-name="ce39">
            <text:p>13,9%</text:p>
          </table:table-cell>
          <table:table-cell office:value-type="float" office:value="18819" table:style-name="ce38">
            <text:p>18.819</text:p>
          </table:table-cell>
          <table:table-cell office:value-type="percentage" office:value="0.12133305824554165" table:style-name="ce39">
            <text:p>12,1%</text:p>
          </table:table-cell>
          <table:table-cell office:value-type="float" office:value="4357" table:style-name="ce38">
            <text:p>4.357</text:p>
          </table:table-cell>
          <table:table-cell office:value-type="percentage" office:value="8.0418612377489429E-2" table:style-name="ce39">
            <text:p>8,0%</text:p>
          </table:table-cell>
          <table:table-cell office:value-type="float" office:value="41" table:style-name="ce38">
            <text:p>41</text:p>
          </table:table-cell>
          <table:table-cell office:value-type="percentage" office:value="2.634453511533766E-3" table:style-name="ce39">
            <text:p>0,3%</text:p>
          </table:table-cell>
          <table:table-cell office:value-type="float" office:value="331290" table:style-name="ce38">
            <text:p>331.290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36760618236169412" table:style-name="ce39">
            <text:p>36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49387" table:style-name="ce38">
            <text:p>49.387</text:p>
          </table:table-cell>
          <table:table-cell office:value-type="percentage" office:value="0.99687134148803036" table:style-name="ce39">
            <text:p>99,7%</text:p>
          </table:table-cell>
          <table:table-cell office:value-type="float" office:value="74041" table:style-name="ce38">
            <text:p>74.041</text:p>
          </table:table-cell>
          <table:table-cell office:value-type="percentage" office:value="0.91958120125192511" table:style-name="ce39">
            <text:p>92,0%</text:p>
          </table:table-cell>
          <table:table-cell office:value-type="float" office:value="10065" table:style-name="ce38">
            <text:p>10.065</text:p>
          </table:table-cell>
          <table:table-cell office:value-type="percentage" office:value="8.5856130204468098E-2" table:style-name="ce39">
            <text:p>8,6%</text:p>
          </table:table-cell>
          <table:table-cell office:value-type="float" office:value="39735" table:style-name="ce38">
            <text:p>39.735</text:p>
          </table:table-cell>
          <table:table-cell office:value-type="percentage" office:value="0.23966054874334275" table:style-name="ce39">
            <text:p>24,0%</text:p>
          </table:table-cell>
          <table:table-cell office:value-type="float" office:value="16872" table:style-name="ce38">
            <text:p>16.872</text:p>
          </table:table-cell>
          <table:table-cell office:value-type="percentage" office:value="8.1834584715674286E-2" table:style-name="ce39">
            <text:p>8,2%</text:p>
          </table:table-cell>
          <table:table-cell office:value-type="float" office:value="17367" table:style-name="ce38">
            <text:p>17.367</text:p>
          </table:table-cell>
          <table:table-cell office:value-type="percentage" office:value="6.7344754577675067E-2" table:style-name="ce39">
            <text:p>6,7%</text:p>
          </table:table-cell>
          <table:table-cell office:value-type="float" office:value="2454" table:style-name="ce38">
            <text:p>2.454</text:p>
          </table:table-cell>
          <table:table-cell office:value-type="percentage" office:value="2.8588403872365709E-2" table:style-name="ce39">
            <text:p>2,9%</text:p>
          </table:table-cell>
          <table:table-cell office:value-type="float" office:value="38" table:style-name="ce38">
            <text:p>38</text:p>
          </table:table-cell>
          <table:table-cell office:value-type="percentage" office:value="1.6309012875536481E-3" table:style-name="ce39">
            <text:p>0,2%</text:p>
          </table:table-cell>
          <table:table-cell office:value-type="float" office:value="209959" table:style-name="ce38">
            <text:p>209.959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21287992545719822" table:style-name="ce39">
            <text:p>21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87577" table:style-name="ce38">
            <text:p>87.577</text:p>
          </table:table-cell>
          <table:table-cell office:value-type="percentage" office:value="0.97053282503657079" table:style-name="ce39">
            <text:p>97,1%</text:p>
          </table:table-cell>
          <table:table-cell office:value-type="float" office:value="138758" table:style-name="ce38">
            <text:p>138.758</text:p>
          </table:table-cell>
          <table:table-cell office:value-type="percentage" office:value="0.89792986520503981" table:style-name="ce39">
            <text:p>89,8%</text:p>
          </table:table-cell>
          <table:table-cell office:value-type="float" office:value="36766" table:style-name="ce38">
            <text:p>36.766</text:p>
          </table:table-cell>
          <table:table-cell office:value-type="percentage" office:value="0.15638983887159069" table:style-name="ce39">
            <text:p>15,6%</text:p>
          </table:table-cell>
          <table:table-cell office:value-type="float" office:value="93924" table:style-name="ce38">
            <text:p>93.924</text:p>
          </table:table-cell>
          <table:table-cell office:value-type="percentage" office:value="0.2679622951567992" table:style-name="ce39">
            <text:p>26,8%</text:p>
          </table:table-cell>
          <table:table-cell office:value-type="float" office:value="37860" table:style-name="ce38">
            <text:p>37.860</text:p>
          </table:table-cell>
          <table:table-cell office:value-type="percentage" office:value="9.7596436415380336E-2" table:style-name="ce39">
            <text:p>9,8%</text:p>
          </table:table-cell>
          <table:table-cell office:value-type="float" office:value="27169" table:style-name="ce38">
            <text:p>27.169</text:p>
          </table:table-cell>
          <table:table-cell office:value-type="percentage" office:value="6.1124397338954792E-2" table:style-name="ce39">
            <text:p>6,1%</text:p>
          </table:table-cell>
          <table:table-cell office:value-type="float" office:value="4484" table:style-name="ce38">
            <text:p>4.484</text:p>
          </table:table-cell>
          <table:table-cell office:value-type="percentage" office:value="2.7358312131251564E-2" table:style-name="ce39">
            <text:p>2,7%</text:p>
          </table:table-cell>
          <table:table-cell office:value-type="float" office:value="63" table:style-name="ce38">
            <text:p>63</text:p>
          </table:table-cell>
          <table:table-cell office:value-type="percentage" office:value="1.4204545454545455E-3" table:style-name="ce39">
            <text:p>0,1%</text:p>
          </table:table-cell>
          <table:table-cell office:value-type="float" office:value="426601" table:style-name="ce38">
            <text:p>426.601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22800292672550404" table:style-name="ce39">
            <text:p>22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1443" table:style-name="ce38">
            <text:p>41.443</text:p>
          </table:table-cell>
          <table:table-cell office:value-type="percentage" office:value="1" table:style-name="ce39">
            <text:p>100,0%</text:p>
          </table:table-cell>
          <table:table-cell office:value-type="float" office:value="54291" table:style-name="ce38">
            <text:p>54.291</text:p>
          </table:table-cell>
          <table:table-cell office:value-type="percentage" office:value="1" table:style-name="ce39">
            <text:p>100,0%</text:p>
          </table:table-cell>
          <table:table-cell office:value-type="float" office:value="19414" table:style-name="ce38">
            <text:p>19.414</text:p>
          </table:table-cell>
          <table:table-cell office:value-type="percentage" office:value="0.25100523627900961" table:style-name="ce39">
            <text:p>25,1%</text:p>
          </table:table-cell>
          <table:table-cell office:value-type="float" office:value="11800" table:style-name="ce38">
            <text:p>11.800</text:p>
          </table:table-cell>
          <table:table-cell office:value-type="percentage" office:value="0.13116357654172781" table:style-name="ce39">
            <text:p>13,1%</text:p>
          </table:table-cell>
          <table:table-cell office:value-type="float" office:value="8711" table:style-name="ce38">
            <text:p>8.711</text:p>
          </table:table-cell>
          <table:table-cell office:value-type="percentage" office:value="8.9097771277194204E-2" table:style-name="ce39">
            <text:p>8,9%</text:p>
          </table:table-cell>
          <table:table-cell office:value-type="float" office:value="7028" table:style-name="ce38">
            <text:p>7.028</text:p>
          </table:table-cell>
          <table:table-cell office:value-type="percentage" office:value="7.2850153412389082E-2" table:style-name="ce39">
            <text:p>7,3%</text:p>
          </table:table-cell>
          <table:table-cell office:value-type="float" office:value="822" table:style-name="ce38">
            <text:p>822</text:p>
          </table:table-cell>
          <table:table-cell office:value-type="percentage" office:value="2.3529411764705882E-2" table:style-name="ce39">
            <text:p>2,4%</text:p>
          </table:table-cell>
          <table:table-cell office:value-type="float" office:value="7" table:style-name="ce38">
            <text:p>7</text:p>
          </table:table-cell>
          <table:table-cell office:value-type="percentage" office:value="6.4868872208321746E-4" table:style-name="ce39">
            <text:p>0,1%</text:p>
          </table:table-cell>
          <table:table-cell office:value-type="float" office:value="143516" table:style-name="ce38">
            <text:p>143.516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2862396885421154" table:style-name="ce39">
            <text:p>28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4670" table:style-name="ce38">
            <text:p>224.670</text:p>
          </table:table-cell>
          <table:table-cell office:value-type="percentage" office:value="1" table:style-name="ce39">
            <text:p>100,0%</text:p>
          </table:table-cell>
          <table:table-cell office:value-type="float" office:value="243714" table:style-name="ce38">
            <text:p>243.714</text:p>
          </table:table-cell>
          <table:table-cell office:value-type="percentage" office:value="0.99308911617293505" table:style-name="ce39">
            <text:p>99,3%</text:p>
          </table:table-cell>
          <table:table-cell office:value-type="float" office:value="104322" table:style-name="ce38">
            <text:p>104.322</text:p>
          </table:table-cell>
          <table:table-cell office:value-type="percentage" office:value="0.32746449030840463" table:style-name="ce39">
            <text:p>32,7%</text:p>
          </table:table-cell>
          <table:table-cell office:value-type="float" office:value="75177" table:style-name="ce38">
            <text:p>75.177</text:p>
          </table:table-cell>
          <table:table-cell office:value-type="percentage" office:value="0.19722437200760806" table:style-name="ce39">
            <text:p>19,7%</text:p>
          </table:table-cell>
          <table:table-cell office:value-type="float" office:value="36735" table:style-name="ce38">
            <text:p>36.735</text:p>
          </table:table-cell>
          <table:table-cell office:value-type="percentage" office:value="0.10111338957625136" table:style-name="ce39">
            <text:p>10,1%</text:p>
          </table:table-cell>
          <table:table-cell office:value-type="float" office:value="33751" table:style-name="ce38">
            <text:p>33.751</text:p>
          </table:table-cell>
          <table:table-cell office:value-type="percentage" office:value="8.9848127886701545E-2" table:style-name="ce39">
            <text:p>9,0%</text:p>
          </table:table-cell>
          <table:table-cell office:value-type="float" office:value="6242" table:style-name="ce38">
            <text:p>6.242</text:p>
          </table:table-cell>
          <table:table-cell office:value-type="percentage" office:value="4.3220561964243676E-2" table:style-name="ce39">
            <text:p>4,3%</text:p>
          </table:table-cell>
          <table:table-cell office:value-type="float" office:value="113" table:style-name="ce38">
            <text:p>113</text:p>
          </table:table-cell>
          <table:table-cell office:value-type="percentage" office:value="2.7775046701405959E-3" table:style-name="ce39">
            <text:p>0,3%</text:p>
          </table:table-cell>
          <table:table-cell office:value-type="float" office:value="724724" table:style-name="ce38">
            <text:p>724.724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34628188141373129" table:style-name="ce39">
            <text:p>34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4547" table:style-name="ce38">
            <text:p>134.547</text:p>
          </table:table-cell>
          <table:table-cell office:value-type="percentage" office:value="0.9952142846576032" table:style-name="ce39">
            <text:p>99,5%</text:p>
          </table:table-cell>
          <table:table-cell office:value-type="float" office:value="153271" table:style-name="ce38">
            <text:p>153.271</text:p>
          </table:table-cell>
          <table:table-cell office:value-type="percentage" office:value="0.96335660995216876" table:style-name="ce39">
            <text:p>96,3%</text:p>
          </table:table-cell>
          <table:table-cell office:value-type="float" office:value="49499" table:style-name="ce38">
            <text:p>49.499</text:p>
          </table:table-cell>
          <table:table-cell office:value-type="percentage" office:value="0.2265981212576221" table:style-name="ce39">
            <text:p>22,7%</text:p>
          </table:table-cell>
          <table:table-cell office:value-type="float" office:value="81170" table:style-name="ce38">
            <text:p>81.170</text:p>
          </table:table-cell>
          <table:table-cell office:value-type="percentage" office:value="0.26398636650427021" table:style-name="ce39">
            <text:p>26,4%</text:p>
          </table:table-cell>
          <table:table-cell office:value-type="float" office:value="29316" table:style-name="ce38">
            <text:p>29.316</text:p>
          </table:table-cell>
          <table:table-cell office:value-type="percentage" office:value="8.867379501217465E-2" table:style-name="ce39">
            <text:p>8,9%</text:p>
          </table:table-cell>
          <table:table-cell office:value-type="float" office:value="21046" table:style-name="ce38">
            <text:p>21.046</text:p>
          </table:table-cell>
          <table:table-cell office:value-type="percentage" office:value="5.5786460266129462E-2" table:style-name="ce39">
            <text:p>5,6%</text:p>
          </table:table-cell>
          <table:table-cell office:value-type="float" office:value="4645" table:style-name="ce38">
            <text:p>4.645</text:p>
          </table:table-cell>
          <table:table-cell office:value-type="percentage" office:value="3.1066493666314424E-2" table:style-name="ce39">
            <text:p>3,1%</text:p>
          </table:table-cell>
          <table:table-cell office:value-type="float" office:value="102" table:style-name="ce38">
            <text:p>102</text:p>
          </table:table-cell>
          <table:table-cell office:value-type="percentage" office:value="2.407704654895666E-3" table:style-name="ce39">
            <text:p>0,2%</text:p>
          </table:table-cell>
          <table:table-cell office:value-type="float" office:value="473596" table:style-name="ce38">
            <text:p>473.596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27535227481505425" table:style-name="ce39">
            <text:p>27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44061" table:style-name="ce38">
            <text:p>444.061</text:p>
          </table:table-cell>
          <table:table-cell office:value-type="percentage" office:value="0.99298965107022419" table:style-name="ce39">
            <text:p>99,3%</text:p>
          </table:table-cell>
          <table:table-cell office:value-type="float" office:value="582790" table:style-name="ce38">
            <text:p>582.790</text:p>
          </table:table-cell>
          <table:table-cell office:value-type="percentage" office:value="0.91735768748858793" table:style-name="ce39">
            <text:p>91,7%</text:p>
          </table:table-cell>
          <table:table-cell office:value-type="float" office:value="85172" table:style-name="ce38">
            <text:p>85.172</text:p>
          </table:table-cell>
          <table:table-cell office:value-type="percentage" office:value="0.10168771132208829" table:style-name="ce39">
            <text:p>10,2%</text:p>
          </table:table-cell>
          <table:table-cell office:value-type="float" office:value="305279" table:style-name="ce38">
            <text:p>305.279</text:p>
          </table:table-cell>
          <table:table-cell office:value-type="percentage" office:value="0.27961585667442157" table:style-name="ce39">
            <text:p>28,0%</text:p>
          </table:table-cell>
          <table:table-cell office:value-type="float" office:value="140367" table:style-name="ce38">
            <text:p>140.367</text:p>
          </table:table-cell>
          <table:table-cell office:value-type="percentage" office:value="0.1066006964089751" table:style-name="ce39">
            <text:p>10,7%</text:p>
          </table:table-cell>
          <table:table-cell office:value-type="float" office:value="132979" table:style-name="ce38">
            <text:p>132.979</text:p>
          </table:table-cell>
          <table:table-cell office:value-type="percentage" office:value="8.9435465484228288E-2" table:style-name="ce39">
            <text:p>8,9%</text:p>
          </table:table-cell>
          <table:table-cell office:value-type="float" office:value="32629" table:style-name="ce38">
            <text:p>32.629</text:p>
          </table:table-cell>
          <table:table-cell office:value-type="percentage" office:value="5.8651917255660449E-2" table:style-name="ce39">
            <text:p>5,9%</text:p>
          </table:table-cell>
          <table:table-cell office:value-type="float" office:value="487" table:style-name="ce38">
            <text:p>487</text:p>
          </table:table-cell>
          <table:table-cell office:value-type="percentage" office:value="3.046339388480208E-3" table:style-name="ce39">
            <text:p>0,3%</text:p>
          </table:table-cell>
          <table:table-cell office:value-type="float" office:value="1723764" table:style-name="ce38">
            <text:p>1.723.764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26390910240554544" table:style-name="ce39">
            <text:p>26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88168" table:style-name="ce38">
            <text:p>288.168</text:p>
          </table:table-cell>
          <table:table-cell office:value-type="percentage" office:value="1" table:style-name="ce39">
            <text:p>100,0%</text:p>
          </table:table-cell>
          <table:table-cell office:value-type="float" office:value="408011" table:style-name="ce38">
            <text:p>408.011</text:p>
          </table:table-cell>
          <table:table-cell office:value-type="percentage" office:value="0.93182555234297559" table:style-name="ce39">
            <text:p>93,2%</text:p>
          </table:table-cell>
          <table:table-cell office:value-type="float" office:value="181641" table:style-name="ce38">
            <text:p>181.641</text:p>
          </table:table-cell>
          <table:table-cell office:value-type="percentage" office:value="0.31278154316650825" table:style-name="ce39">
            <text:p>31,3%</text:p>
          </table:table-cell>
          <table:table-cell office:value-type="float" office:value="114855" table:style-name="ce38">
            <text:p>114.855</text:p>
          </table:table-cell>
          <table:table-cell office:value-type="percentage" office:value="0.15266490681000724" table:style-name="ce39">
            <text:p>15,3%</text:p>
          </table:table-cell>
          <table:table-cell office:value-type="float" office:value="49340" table:style-name="ce38">
            <text:p>49.340</text:p>
          </table:table-cell>
          <table:table-cell office:value-type="percentage" office:value="5.7938815483543689E-2" table:style-name="ce39">
            <text:p>5,8%</text:p>
          </table:table-cell>
          <table:table-cell office:value-type="float" office:value="47403" table:style-name="ce38">
            <text:p>47.403</text:p>
          </table:table-cell>
          <table:table-cell office:value-type="percentage" office:value="5.1841741772284795E-2" table:style-name="ce39">
            <text:p>5,2%</text:p>
          </table:table-cell>
          <table:table-cell office:value-type="float" office:value="7400" table:style-name="ce38">
            <text:p>7.400</text:p>
          </table:table-cell>
          <table:table-cell office:value-type="percentage" office:value="2.0973035478440285E-2" table:style-name="ce39">
            <text:p>2,1%</text:p>
          </table:table-cell>
          <table:table-cell office:value-type="float" office:value="151" table:style-name="ce38">
            <text:p>151</text:p>
          </table:table-cell>
          <table:table-cell office:value-type="percentage" office:value="1.4653223223903191E-3" table:style-name="ce39">
            <text:p>0,1%</text:p>
          </table:table-cell>
          <table:table-cell office:value-type="float" office:value="1096969" table:style-name="ce38">
            <text:p>1.096.969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25694322612228454" table:style-name="ce39">
            <text:p>25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6447" table:style-name="ce38">
            <text:p>76.447</text:p>
          </table:table-cell>
          <table:table-cell office:value-type="percentage" office:value="1" table:style-name="ce39">
            <text:p>100,0%</text:p>
          </table:table-cell>
          <table:table-cell office:value-type="float" office:value="90260" table:style-name="ce38">
            <text:p>90.260</text:p>
          </table:table-cell>
          <table:table-cell office:value-type="percentage" office:value="0.98241107579781439" table:style-name="ce39">
            <text:p>98,2%</text:p>
          </table:table-cell>
          <table:table-cell office:value-type="float" office:value="49805" table:style-name="ce38">
            <text:p>49.805</text:p>
          </table:table-cell>
          <table:table-cell office:value-type="percentage" office:value="0.39749555057184133" table:style-name="ce39">
            <text:p>39,7%</text:p>
          </table:table-cell>
          <table:table-cell office:value-type="float" office:value="40673" table:style-name="ce38">
            <text:p>40.673</text:p>
          </table:table-cell>
          <table:table-cell office:value-type="percentage" office:value="0.24036143154311648" table:style-name="ce39">
            <text:p>24,0%</text:p>
          </table:table-cell>
          <table:table-cell office:value-type="float" office:value="14053" table:style-name="ce38">
            <text:p>14.053</text:p>
          </table:table-cell>
          <table:table-cell office:value-type="percentage" office:value="8.8109897551005054E-2" table:style-name="ce39">
            <text:p>8,8%</text:p>
          </table:table-cell>
          <table:table-cell office:value-type="float" office:value="13188" table:style-name="ce38">
            <text:p>13.188</text:p>
          </table:table-cell>
          <table:table-cell office:value-type="percentage" office:value="6.8586049801335522E-2" table:style-name="ce39">
            <text:p>6,9%</text:p>
          </table:table-cell>
          <table:table-cell office:value-type="float" office:value="1544" table:style-name="ce38">
            <text:p>1.544</text:p>
          </table:table-cell>
          <table:table-cell office:value-type="percentage" office:value="2.0292293134265588E-2" table:style-name="ce39">
            <text:p>2,0%</text:p>
          </table:table-cell>
          <table:table-cell office:value-type="float" office:value="65" table:style-name="ce38">
            <text:p>65</text:p>
          </table:table-cell>
          <table:table-cell office:value-type="percentage" office:value="3.1021810719228751E-3" table:style-name="ce39">
            <text:p>0,3%</text:p>
          </table:table-cell>
          <table:table-cell office:value-type="float" office:value="286035" table:style-name="ce38">
            <text:p>286.035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31390574980822267" table:style-name="ce39">
            <text:p>31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7442" table:style-name="ce38">
            <text:p>237.442</text:p>
          </table:table-cell>
          <table:table-cell office:value-type="percentage" office:value="1" table:style-name="ce39">
            <text:p>100,0%</text:p>
          </table:table-cell>
          <table:table-cell office:value-type="float" office:value="280347" table:style-name="ce38">
            <text:p>280.347</text:p>
          </table:table-cell>
          <table:table-cell office:value-type="percentage" office:value="0.96750781675996167" table:style-name="ce39">
            <text:p>96,8%</text:p>
          </table:table-cell>
          <table:table-cell office:value-type="float" office:value="109418" table:style-name="ce38">
            <text:p>109.418</text:p>
          </table:table-cell>
          <table:table-cell office:value-type="percentage" office:value="0.3153919988931389" table:style-name="ce39">
            <text:p>31,5%</text:p>
          </table:table-cell>
          <table:table-cell office:value-type="float" office:value="128876" table:style-name="ce38">
            <text:p>128.876</text:p>
          </table:table-cell>
          <table:table-cell office:value-type="percentage" office:value="0.31751537982059136" table:style-name="ce39">
            <text:p>31,8%</text:p>
          </table:table-cell>
          <table:table-cell office:value-type="float" office:value="35785" table:style-name="ce38">
            <text:p>35.785</text:p>
          </table:table-cell>
          <table:table-cell office:value-type="percentage" office:value="8.0738502913896226E-2" table:style-name="ce39">
            <text:p>8,1%</text:p>
          </table:table-cell>
          <table:table-cell office:value-type="float" office:value="28438" table:style-name="ce38">
            <text:p>28.438</text:p>
          </table:table-cell>
          <table:table-cell office:value-type="percentage" office:value="6.3793370316947928E-2" table:style-name="ce39">
            <text:p>6,4%</text:p>
          </table:table-cell>
          <table:table-cell office:value-type="float" office:value="3049" table:style-name="ce38">
            <text:p>3.049</text:p>
          </table:table-cell>
          <table:table-cell office:value-type="percentage" office:value="1.9961373531048481E-2" table:style-name="ce39">
            <text:p>2,0%</text:p>
          </table:table-cell>
          <table:table-cell office:value-type="float" office:value="41" table:style-name="ce38">
            <text:p>41</text:p>
          </table:table-cell>
          <table:table-cell office:value-type="percentage" office:value="9.3152178852183392E-4" table:style-name="ce39">
            <text:p>0,1%</text:p>
          </table:table-cell>
          <table:table-cell office:value-type="float" office:value="823396" table:style-name="ce38">
            <text:p>823.396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34850631263377496" table:style-name="ce39">
            <text:p>34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2957" table:style-name="ce38">
            <text:p>22.957</text:p>
          </table:table-cell>
          <table:table-cell office:value-type="percentage" office:value="1" table:style-name="ce39">
            <text:p>100,0%</text:p>
          </table:table-cell>
          <table:table-cell office:value-type="float" office:value="28014" table:style-name="ce38">
            <text:p>28.014</text:p>
          </table:table-cell>
          <table:table-cell office:value-type="percentage" office:value="0.99605333333333335" table:style-name="ce39">
            <text:p>99,6%</text:p>
          </table:table-cell>
          <table:table-cell office:value-type="float" office:value="16135" table:style-name="ce38">
            <text:p>16.135</text:p>
          </table:table-cell>
          <table:table-cell office:value-type="percentage" office:value="0.42777983986425577" table:style-name="ce39">
            <text:p>42,8%</text:p>
          </table:table-cell>
          <table:table-cell office:value-type="float" office:value="9945" table:style-name="ce38">
            <text:p>9.945</text:p>
          </table:table-cell>
          <table:table-cell office:value-type="percentage" office:value="0.20864803625377643" table:style-name="ce39">
            <text:p>20,9%</text:p>
          </table:table-cell>
          <table:table-cell office:value-type="float" office:value="3539" table:style-name="ce38">
            <text:p>3.539</text:p>
          </table:table-cell>
          <table:table-cell office:value-type="percentage" office:value="6.6840425330991368E-2" table:style-name="ce39">
            <text:p>6,7%</text:p>
          </table:table-cell>
          <table:table-cell office:value-type="float" office:value="3226" table:style-name="ce38">
            <text:p>3.226</text:p>
          </table:table-cell>
          <table:table-cell office:value-type="percentage" office:value="5.9007517696767937E-2" table:style-name="ce39">
            <text:p>5,9%</text:p>
          </table:table-cell>
          <table:table-cell office:value-type="float" office:value="638" table:style-name="ce38">
            <text:p>638</text:p>
          </table:table-cell>
          <table:table-cell office:value-type="percentage" office:value="3.0136986301369864E-2" table:style-name="ce39">
            <text:p>3,0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84464" table:style-name="ce38">
            <text:p>84.464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3119192874130316" table:style-name="ce39">
            <text:p>31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2593" table:style-name="ce38">
            <text:p>362.593</text:p>
          </table:table-cell>
          <table:table-cell office:value-type="percentage" office:value="0.99580085795420215" table:style-name="ce39">
            <text:p>99,6%</text:p>
          </table:table-cell>
          <table:table-cell office:value-type="float" office:value="477786" table:style-name="ce38">
            <text:p>477.786</text:p>
          </table:table-cell>
          <table:table-cell office:value-type="percentage" office:value="0.90819854737198269" table:style-name="ce39">
            <text:p>90,8%</text:p>
          </table:table-cell>
          <table:table-cell office:value-type="float" office:value="157898" table:style-name="ce38">
            <text:p>157.898</text:p>
          </table:table-cell>
          <table:table-cell office:value-type="percentage" office:value="0.2245028244490796" table:style-name="ce39">
            <text:p>22,5%</text:p>
          </table:table-cell>
          <table:table-cell office:value-type="float" office:value="282762" table:style-name="ce38">
            <text:p>282.762</text:p>
          </table:table-cell>
          <table:table-cell office:value-type="percentage" office:value="0.29067325395283428" table:style-name="ce39">
            <text:p>29,1%</text:p>
          </table:table-cell>
          <table:table-cell office:value-type="float" office:value="99905" table:style-name="ce38">
            <text:p>99.905</text:p>
          </table:table-cell>
          <table:table-cell office:value-type="percentage" office:value="8.5683949257743114E-2" table:style-name="ce39">
            <text:p>8,6%</text:p>
          </table:table-cell>
          <table:table-cell office:value-type="float" office:value="110183" table:style-name="ce38">
            <text:p>110.183</text:p>
          </table:table-cell>
          <table:table-cell office:value-type="percentage" office:value="8.1752321990612609E-2" table:style-name="ce39">
            <text:p>8,2%</text:p>
          </table:table-cell>
          <table:table-cell office:value-type="float" office:value="21782" table:style-name="ce38">
            <text:p>21.782</text:p>
          </table:table-cell>
          <table:table-cell office:value-type="percentage" office:value="4.5406031902208807E-2" table:style-name="ce39">
            <text:p>4,5%</text:p>
          </table:table-cell>
          <table:table-cell office:value-type="float" office:value="337" table:style-name="ce38">
            <text:p>337</text:p>
          </table:table-cell>
          <table:table-cell office:value-type="percentage" office:value="2.4804763692303161E-3" table:style-name="ce39">
            <text:p>0,2%</text:p>
          </table:table-cell>
          <table:table-cell office:value-type="float" office:value="1513246" table:style-name="ce38">
            <text:p>1.513.246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26568577309277669" table:style-name="ce39">
            <text:p>26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1545" table:style-name="ce38">
            <text:p>71.545</text:p>
          </table:table-cell>
          <table:table-cell office:value-type="percentage" office:value="1" table:style-name="ce39">
            <text:p>100,0%</text:p>
          </table:table-cell>
          <table:table-cell office:value-type="float" office:value="93157" table:style-name="ce38">
            <text:p>93.157</text:p>
          </table:table-cell>
          <table:table-cell office:value-type="percentage" office:value="0.9053246387234084" table:style-name="ce39">
            <text:p>90,5%</text:p>
          </table:table-cell>
          <table:table-cell office:value-type="float" office:value="39629" table:style-name="ce38">
            <text:p>39.629</text:p>
          </table:table-cell>
          <table:table-cell office:value-type="percentage" office:value="0.26975202336140058" table:style-name="ce39">
            <text:p>27,0%</text:p>
          </table:table-cell>
          <table:table-cell office:value-type="float" office:value="52077" table:style-name="ce38">
            <text:p>52.077</text:p>
          </table:table-cell>
          <table:table-cell office:value-type="percentage" office:value="0.24419945980417901" table:style-name="ce39">
            <text:p>24,4%</text:p>
          </table:table-cell>
          <table:table-cell office:value-type="float" office:value="33907" table:style-name="ce38">
            <text:p>33.907</text:p>
          </table:table-cell>
          <table:table-cell office:value-type="percentage" office:value="0.13340966410525779" table:style-name="ce39">
            <text:p>13,3%</text:p>
          </table:table-cell>
          <table:table-cell office:value-type="float" office:value="26354" table:style-name="ce38">
            <text:p>26.354</text:p>
          </table:table-cell>
          <table:table-cell office:value-type="percentage" office:value="8.8701751551624325E-2" table:style-name="ce39">
            <text:p>8,9%</text:p>
          </table:table-cell>
          <table:table-cell office:value-type="float" office:value="6582" table:style-name="ce38">
            <text:p>6.582</text:p>
          </table:table-cell>
          <table:table-cell office:value-type="percentage" office:value="5.546613633107772E-2" table:style-name="ce39">
            <text:p>5,5%</text:p>
          </table:table-cell>
          <table:table-cell office:value-type="float" office:value="123" table:style-name="ce38">
            <text:p>123</text:p>
          </table:table-cell>
          <table:table-cell office:value-type="percentage" office:value="3.5434431896750403E-3" table:style-name="ce39">
            <text:p>0,4%</text:p>
          </table:table-cell>
          <table:table-cell office:value-type="float" office:value="323374" table:style-name="ce38">
            <text:p>323.374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26131675769851448" table:style-name="ce39">
            <text:p>26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1704" table:style-name="ce38">
            <text:p>41.704</text:p>
          </table:table-cell>
          <table:table-cell office:value-type="percentage" office:value="1" table:style-name="ce39">
            <text:p>100,0%</text:p>
          </table:table-cell>
          <table:table-cell office:value-type="float" office:value="54670" table:style-name="ce38">
            <text:p>54.670</text:p>
          </table:table-cell>
          <table:table-cell office:value-type="percentage" office:value="0.97988958990536279" table:style-name="ce39">
            <text:p>98,0%</text:p>
          </table:table-cell>
          <table:table-cell office:value-type="float" office:value="19642" table:style-name="ce38">
            <text:p>19.642</text:p>
          </table:table-cell>
          <table:table-cell office:value-type="percentage" office:value="0.26599317480093171" table:style-name="ce39">
            <text:p>26,6%</text:p>
          </table:table-cell>
          <table:table-cell office:value-type="float" office:value="35845" table:style-name="ce38">
            <text:p>35.845</text:p>
          </table:table-cell>
          <table:table-cell office:value-type="percentage" office:value="0.37070552464475565" table:style-name="ce39">
            <text:p>37,1%</text:p>
          </table:table-cell>
          <table:table-cell office:value-type="float" office:value="14810" table:style-name="ce38">
            <text:p>14.810</text:p>
          </table:table-cell>
          <table:table-cell office:value-type="percentage" office:value="0.13712709023906966" table:style-name="ce39">
            <text:p>13,7%</text:p>
          </table:table-cell>
          <table:table-cell office:value-type="float" office:value="10829" table:style-name="ce38">
            <text:p>10.829</text:p>
          </table:table-cell>
          <table:table-cell office:value-type="percentage" office:value="9.4143932676090628E-2" table:style-name="ce39">
            <text:p>9,4%</text:p>
          </table:table-cell>
          <table:table-cell office:value-type="float" office:value="1927" table:style-name="ce38">
            <text:p>1.927</text:p>
          </table:table-cell>
          <table:table-cell office:value-type="percentage" office:value="3.9727863106896195E-2" table:style-name="ce39">
            <text:p>4,0%</text:p>
          </table:table-cell>
          <table:table-cell office:value-type="float" office:value="8" table:style-name="ce38">
            <text:p>8</text:p>
          </table:table-cell>
          <table:table-cell office:value-type="percentage" office:value="5.752912411908529E-4" table:style-name="ce39">
            <text:p>0,1%</text:p>
          </table:table-cell>
          <table:table-cell office:value-type="float" office:value="179435" table:style-name="ce38">
            <text:p>179.435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32451373127040251" table:style-name="ce39">
            <text:p>32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58919" table:style-name="ce38">
            <text:p>158.919</text:p>
          </table:table-cell>
          <table:table-cell office:value-type="percentage" office:value="1.0061348528015195" table:style-name="ce39">
            <text:p>100,6%</text:p>
          </table:table-cell>
          <table:table-cell office:value-type="float" office:value="205408" table:style-name="ce38">
            <text:p>205.408</text:p>
          </table:table-cell>
          <table:table-cell office:value-type="percentage" office:value="0.96399021968171728" table:style-name="ce39">
            <text:p>96,4%</text:p>
          </table:table-cell>
          <table:table-cell office:value-type="float" office:value="77828" table:style-name="ce38">
            <text:p>77.828</text:p>
          </table:table-cell>
          <table:table-cell office:value-type="percentage" office:value="0.27783906125610902" table:style-name="ce39">
            <text:p>27,8%</text:p>
          </table:table-cell>
          <table:table-cell office:value-type="float" office:value="103956" table:style-name="ce38">
            <text:p>103.956</text:p>
          </table:table-cell>
          <table:table-cell office:value-type="percentage" office:value="0.305773625862926" table:style-name="ce39">
            <text:p>30,6%</text:p>
          </table:table-cell>
          <table:table-cell office:value-type="float" office:value="38066" table:style-name="ce38">
            <text:p>38.066</text:p>
          </table:table-cell>
          <table:table-cell office:value-type="percentage" office:value="0.10511607613777259" table:style-name="ce39">
            <text:p>10,5%</text:p>
          </table:table-cell>
          <table:table-cell office:value-type="float" office:value="38616" table:style-name="ce38">
            <text:p>38.616</text:p>
          </table:table-cell>
          <table:table-cell office:value-type="percentage" office:value="0.10646345901476638" table:style-name="ce39">
            <text:p>10,6%</text:p>
          </table:table-cell>
          <table:table-cell office:value-type="float" office:value="6988" table:style-name="ce38">
            <text:p>6.988</text:p>
          </table:table-cell>
          <table:table-cell office:value-type="percentage" office:value="4.9799391404117641E-2" table:style-name="ce39">
            <text:p>5,0%</text:p>
          </table:table-cell>
          <table:table-cell office:value-type="float" office:value="32" table:style-name="ce38">
            <text:p>32</text:p>
          </table:table-cell>
          <table:table-cell office:value-type="percentage" office:value="7.6511094108645751E-4" table:style-name="ce39">
            <text:p>0,1%</text:p>
          </table:table-cell>
          <table:table-cell office:value-type="float" office:value="629813" table:style-name="ce38">
            <text:p>629.813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33180831800678884" table:style-name="ce39">
            <text:p>33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297" table:style-name="ce38">
            <text:p>2.297</text:p>
          </table:table-cell>
          <table:table-cell office:value-type="percentage" office:value="0.88176583493282146" table:style-name="ce39">
            <text:p>88,2%</text:p>
          </table:table-cell>
          <table:table-cell office:value-type="float" office:value="3611" table:style-name="ce38">
            <text:p>3.611</text:p>
          </table:table-cell>
          <table:table-cell office:value-type="percentage" office:value="0.83626679018063921" table:style-name="ce39">
            <text:p>83,6%</text:p>
          </table:table-cell>
          <table:table-cell office:value-type="float" office:value="1718" table:style-name="ce38">
            <text:p>1.718</text:p>
          </table:table-cell>
          <table:table-cell office:value-type="percentage" office:value="0.21865852106401934" table:style-name="ce39">
            <text:p>21,9%</text:p>
          </table:table-cell>
          <table:table-cell office:value-type="float" office:value="4487" table:style-name="ce38">
            <text:p>4.487</text:p>
          </table:table-cell>
          <table:table-cell office:value-type="percentage" office:value="0.38828314295604016" table:style-name="ce39">
            <text:p>38,8%</text:p>
          </table:table-cell>
          <table:table-cell office:value-type="float" office:value="2209" table:style-name="ce38">
            <text:p>2.209</text:p>
          </table:table-cell>
          <table:table-cell office:value-type="percentage" office:value="0.17473501028318303" table:style-name="ce39">
            <text:p>17,5%</text:p>
          </table:table-cell>
          <table:table-cell office:value-type="float" office:value="1526" table:style-name="ce38">
            <text:p>1.526</text:p>
          </table:table-cell>
          <table:table-cell office:value-type="percentage" office:value="8.7580348943985309E-2" table:style-name="ce39">
            <text:p>8,8%</text:p>
          </table:table-cell>
          <table:table-cell office:value-type="float" office:value="343" table:style-name="ce38">
            <text:p>343</text:p>
          </table:table-cell>
          <table:table-cell office:value-type="percentage" office:value="4.5244690674053553E-2" table:style-name="ce39">
            <text:p>4,5%</text:p>
          </table:table-cell>
          <table:table-cell office:value-type="float" office:value="7" table:style-name="ce38">
            <text:p>7</text:p>
          </table:table-cell>
          <table:table-cell office:value-type="percentage" office:value="3.2183908045977012E-3" table:style-name="ce39">
            <text:p>0,3%</text:p>
          </table:table-cell>
          <table:table-cell office:value-type="float" office:value="16198" table:style-name="ce38">
            <text:p>16.198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24483811481604642" table:style-name="ce39">
            <text:p>24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829" table:style-name="ce38">
            <text:p>1.829</text:p>
          </table:table-cell>
          <table:table-cell office:value-type="percentage" office:value="0.77862920391656021" table:style-name="ce39">
            <text:p>77,9%</text:p>
          </table:table-cell>
          <table:table-cell office:value-type="float" office:value="2906" table:style-name="ce38">
            <text:p>2.906</text:p>
          </table:table-cell>
          <table:table-cell office:value-type="percentage" office:value="0.77534685165421557" table:style-name="ce39">
            <text:p>77,5%</text:p>
          </table:table-cell>
          <table:table-cell office:value-type="float" office:value="2462" table:style-name="ce38">
            <text:p>2.462</text:p>
          </table:table-cell>
          <table:table-cell office:value-type="percentage" office:value="0.31455219113325666" table:style-name="ce39">
            <text:p>31,5%</text:p>
          </table:table-cell>
          <table:table-cell office:value-type="float" office:value="4636" table:style-name="ce38">
            <text:p>4.636</text:p>
          </table:table-cell>
          <table:table-cell office:value-type="percentage" office:value="0.41030179661916982" table:style-name="ce39">
            <text:p>41,0%</text:p>
          </table:table-cell>
          <table:table-cell office:value-type="float" office:value="1794" table:style-name="ce38">
            <text:p>1.794</text:p>
          </table:table-cell>
          <table:table-cell office:value-type="percentage" office:value="0.1494750874854191" table:style-name="ce39">
            <text:p>14,9%</text:p>
          </table:table-cell>
          <table:table-cell office:value-type="float" office:value="1679" table:style-name="ce38">
            <text:p>1.679</text:p>
          </table:table-cell>
          <table:table-cell office:value-type="percentage" office:value="9.2798319792184822E-2" table:style-name="ce39">
            <text:p>9,3%</text:p>
          </table:table-cell>
          <table:table-cell office:value-type="float" office:value="258" table:style-name="ce38">
            <text:p>258</text:p>
          </table:table-cell>
          <table:table-cell office:value-type="percentage" office:value="3.0224929709465793E-2" table:style-name="ce39">
            <text:p>3,0%</text:p>
          </table:table-cell>
          <table:table-cell office:value-type="float" office:value="6" table:style-name="ce38">
            <text:p>6</text:p>
          </table:table-cell>
          <table:table-cell office:value-type="percentage" office:value="2.5817555938037868E-3" table:style-name="ce39">
            <text:p>0,3%</text:p>
          </table:table-cell>
          <table:table-cell office:value-type="float" office:value="15570" table:style-name="ce38">
            <text:p>15.570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23527456254344345" table:style-name="ce39">
            <text:p>23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9" table:style-name="ce38">
            <text:p>9</text:p>
          </table:table-cell>
          <table:table-cell office:value-type="string" table:style-name="ce39">
            <text:p>-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-</text:p>
          </table:table-cell>
          <table:table-cell office:value-type="float" office:value="743" table:style-name="ce38">
            <text:p>743</text:p>
          </table:table-cell>
          <table:table-cell office:value-type="string" table:style-name="ce39">
            <text:p>-</text:p>
          </table:table-cell>
          <table:table-cell office:value-type="float" office:value="2367" table:style-name="ce38">
            <text:p>2.367</text:p>
          </table:table-cell>
          <table:table-cell office:value-type="string" table:style-name="ce39">
            <text:p>-</text:p>
          </table:table-cell>
          <table:table-cell office:value-type="float" office:value="4790" table:style-name="ce38">
            <text:p>4.790</text:p>
          </table:table-cell>
          <table:table-cell office:value-type="string" table:style-name="ce39">
            <text:p>-</text:p>
          </table:table-cell>
          <table:table-cell office:value-type="float" office:value="7628" table:style-name="ce38">
            <text:p>7.628</text:p>
          </table:table-cell>
          <table:table-cell office:value-type="string" table:style-name="ce39">
            <text:p>-</text:p>
          </table:table-cell>
          <table:table-cell office:value-type="float" office:value="860" table:style-name="ce38">
            <text:p>86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16403" table:style-name="ce38">
            <text:p>16.40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851860" table:style-name="ce43">
            <text:p>2.851.860</text:p>
          </table:table-cell>
          <table:table-cell office:value-type="percentage" office:value="1" table:style-name="ce44">
            <text:p>100,0%</text:p>
          </table:table-cell>
          <table:table-cell office:value-type="float" office:value="3736223" table:style-name="ce43">
            <text:p>3.736.223</text:p>
          </table:table-cell>
          <table:table-cell office:value-type="percentage" office:value="0.94347993520275653" table:style-name="ce44">
            <text:p>94,3%</text:p>
          </table:table-cell>
          <table:table-cell office:value-type="float" office:value="1242104" table:style-name="ce43">
            <text:p>1.242.104</text:p>
          </table:table-cell>
          <table:table-cell office:value-type="percentage" office:value="0.23273510554459015" table:style-name="ce44">
            <text:p>23,3%</text:p>
          </table:table-cell>
          <table:table-cell office:value-type="float" office:value="1819053" table:style-name="ce43">
            <text:p>1.819.053</text:p>
          </table:table-cell>
          <table:table-cell office:value-type="percentage" office:value="0.25863413308051719" table:style-name="ce44">
            <text:p>25,9%</text:p>
          </table:table-cell>
          <table:table-cell office:value-type="float" office:value="765556" table:style-name="ce43">
            <text:p>765.556</text:p>
          </table:table-cell>
          <table:table-cell office:value-type="percentage" office:value="9.7007287495769312E-2" table:style-name="ce44">
            <text:p>9,7%</text:p>
          </table:table-cell>
          <table:table-cell office:value-type="float" office:value="708403" table:style-name="ce43">
            <text:p>708.403</text:p>
          </table:table-cell>
          <table:table-cell office:value-type="percentage" office:value="8.0369047111219213E-2" table:style-name="ce44">
            <text:p>8,0%</text:p>
          </table:table-cell>
          <table:table-cell office:value-type="float" office:value="134864" table:style-name="ce43">
            <text:p>134.864</text:p>
          </table:table-cell>
          <table:table-cell office:value-type="percentage" office:value="4.0740730671156897E-2" table:style-name="ce44">
            <text:p>4,1%</text:p>
          </table:table-cell>
          <table:table-cell office:value-type="float" office:value="2112" table:style-name="ce43">
            <text:p>2.112</text:p>
          </table:table-cell>
          <table:table-cell office:value-type="percentage" office:value="2.2253856228708949E-3" table:style-name="ce44">
            <text:p>0,2%</text:p>
          </table:table-cell>
          <table:table-cell office:value-type="float" office:value="11260175" table:style-name="ce43">
            <text:p>11.260.175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28059369413599694" table:style-name="ce44">
            <text:p>28,1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08T14:47:35Z</meta:creation-date>
    <dc:date>2021-06-08T14:47:50Z</dc:date>
  </office:meta>
</office:document-meta>
</file>